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0083in"/>
    </style:style>
    <style:style style:name="co6" style:family="table-column">
      <style:table-column-properties fo:break-before="auto" style:column-width="1.1965in"/>
    </style:style>
    <style:style style:name="co7" style:family="table-column">
      <style:table-column-properties fo:break-before="auto" style:column-width="1.3299in"/>
    </style:style>
    <style:style style:name="co8" style:family="table-column">
      <style:table-column-properties fo:break-before="auto" style:column-width="0.6866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0.8083in"/>
    </style:style>
    <style:style style:name="co11" style:family="table-column">
      <style:table-column-properties fo:break-before="auto" style:column-width="2.4819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7756in"/>
    </style:style>
    <style:style style:name="co15" style:family="table-column">
      <style:table-column-properties fo:break-before="auto" style:column-width="1.1189in"/>
    </style:style>
    <style:style style:name="co16" style:family="table-column">
      <style:table-column-properties fo:break-before="auto" style:column-width="1.0417in"/>
    </style:style>
    <style:style style:name="co17" style:family="table-column">
      <style:table-column-properties fo:break-before="auto" style:column-width="1.0634in"/>
    </style:style>
    <style:style style:name="co18" style:family="table-column">
      <style:table-column-properties fo:break-before="auto" style:column-width="0.9417in"/>
    </style:style>
    <style:style style:name="co19" style:family="table-column">
      <style:table-column-properties fo:break-before="auto" style:column-width="0.5756in"/>
    </style:style>
    <style:style style:name="co20" style:family="table-column">
      <style:table-column-properties fo:break-before="auto" style:column-width="1.839in"/>
    </style:style>
    <style:style style:name="co21" style:family="table-column">
      <style:table-column-properties fo:break-before="auto" style:column-width="0.930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5071in"/>
    </style:style>
    <style:style style:name="co24" style:family="table-column">
      <style:table-column-properties fo:break-before="auto" style:column-width="0.9862in"/>
    </style:style>
    <style:style style:name="co25" style:family="table-column">
      <style:table-column-properties fo:break-before="auto" style:column-width="7.7335in"/>
    </style:style>
    <style:style style:name="co26" style:family="table-column">
      <style:table-column-properties fo:break-before="auto" style:column-width="1.8945in"/>
    </style:style>
    <style:style style:name="co27" style:family="table-column">
      <style:table-column-properties fo:break-before="auto" style:column-width="0.9528in"/>
    </style:style>
    <style:style style:name="co28" style:family="table-column">
      <style:table-column-properties fo:break-before="auto" style:column-width="6.8807in"/>
    </style:style>
    <style:style style:name="co29" style:family="table-column">
      <style:table-column-properties fo:break-before="auto" style:column-width="3.9445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4626in"/>
    </style:style>
    <style:style style:name="co32" style:family="table-column">
      <style:table-column-properties fo:break-before="auto" style:column-width="0.7311in"/>
    </style:style>
    <style:style style:name="co33" style:family="table-column">
      <style:table-column-properties fo:break-before="auto" style:column-width="1.2634in"/>
    </style:style>
    <style:style style:name="co34" style:family="table-column">
      <style:table-column-properties fo:break-before="auto" style:column-width="3.013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IngredientsSheet">
      <style:table-properties table:display="true" style:writing-mode="lr-tb"/>
    </style:style>
    <style:style style:name="ta2" style:family="table" style:master-page-name="PageStyle_5f_Preferences">
      <style:table-properties table:display="true" style:writing-mode="lr-tb"/>
    </style:style>
    <style:style style:name="ta3" style:family="table" style:master-page-name="PageStyle_5f_ClientSheet">
      <style:table-properties table:display="true" style:writing-mode="lr-tb"/>
    </style:style>
    <style:style style:name="ta4" style:family="table" style:master-page-name="PageStyle_5f_WorkoutSheet">
      <style:table-properties table:display="true" style:writing-mode="lr-tb"/>
    </style:style>
    <style:style style:name="ta5" style:family="table" style:master-page-name="PageStyle_5f_DataSheet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diagonal-bl-tr="none" style:diagonal-tl-br="none" style:rotation-align="none"/>
    </style:style>
    <style:style style:name="ce2" style:family="table-cell" style:parent-style-name="Excel_20_Built-in_20_Normal" style:data-style-name="N116"/>
    <style:style style:name="ce3" style:family="table-cell" style:parent-style-name="Excel_20_Built-in_20_Normal" style:data-style-name="N116">
      <style:table-cell-properties style:diagonal-bl-tr="none" style:diagonal-tl-br="none" style:rotation-align="none"/>
    </style:style>
    <style:style style:name="ce4" style:family="table-cell" style:parent-style-name="Excel_20_Built-in_20_Normal" style:data-style-name="N8010"/>
    <style:style style:name="ce5" style:family="table-cell" style:parent-style-name="Excel_20_Built-in_20_Normal" style:data-style-name="N8010">
      <style:table-cell-properties style:diagonal-bl-tr="none" style:diagonal-tl-br="none" style:rotation-align="non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Normal">
      <style:table-cell-properties fo:border-bottom="0.0138in solid #9bc2e6" fo:background-color="#ddebf7" style:diagonal-bl-tr="none" style:diagonal-tl-br="none" fo:border-left="none" fo:border-right="none" style:rotation-align="none" fo:border-top="0.0138in solid #9bc2e6"/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 style:data-style-name="N8100"/>
    <style:style style:name="ce9" style:family="table-cell" style:parent-style-name="Excel_20_Built-in_20_Normal" style:data-style-name="N8100">
      <style:table-cell-properties style:diagonal-bl-tr="none" style:diagonal-tl-br="none" style:rotation-align="none"/>
    </style:style>
    <style:style style:name="ce10" style:family="table-cell" style:parent-style-name="Excel_20_Built-in_20_Normal" style:data-style-name="N0"/>
    <style:style style:name="ce11" style:family="table-cell" style:parent-style-name="Excel_20_Built-in_20_Normal" style:data-style-name="N0">
      <style:table-cell-properties style:diagonal-bl-tr="none" style:diagonal-tl-br="none" style:rotation-align="none"/>
    </style:style>
    <style:style style:name="ce12" style:family="table-cell" style:parent-style-name="Excel_20_Built-in_20_Normal" style:data-style-name="N8122"/>
    <style:style style:name="ce13" style:family="table-cell" style:parent-style-name="Excel_20_Built-in_20_Normal" style:data-style-name="N8122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fo:border-bottom="0.0138in solid #9bc2e6" fo:background-color="#ddebf7" style:diagonal-bl-tr="none" style:diagonal-tl-br="none" style:text-align-source="fix" style:repeat-content="false" fo:wrap-option="no-wrap" fo:border-left="0.0138in solid #9bc2e6" style:direction="ltr" fo:border-right="none" style:rotation-angle="0" style:rotation-align="none" style:shrink-to-fit="false" fo:border-top="0.0138in solid #9bc2e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138in solid #9bc2e6" style:diagonal-bl-tr="none" style:diagonal-tl-br="none" style:text-align-source="fix" style:repeat-content="false" fo:wrap-option="no-wrap" fo:border-left="0.0138in solid #9bc2e6" style:direction="ltr" fo:border-right="none" style:rotation-angle="0" style:rotation-align="none" style:shrink-to-fit="false" fo:border-top="0.0138in solid #9bc2e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Excel_20_Built-in_20_Normal">
      <style:table-cell-properties fo:border-bottom="0.0138in solid #9bc2e6" fo:background-color="#dd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9bc2e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138in solid #9bc2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9bc2e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138in solid #9bc2e6" fo:background-color="#ddebf7" style:diagonal-bl-tr="none" style:diagonal-tl-br="none" style:text-align-source="fix" style:repeat-content="false" fo:wrap-option="no-wrap" fo:border-left="none" style:direction="ltr" fo:border-right="0.0138in solid #9bc2e6" style:rotation-angle="0" style:rotation-align="none" style:shrink-to-fit="false" fo:border-top="0.0138in solid #9bc2e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138in solid #9bc2e6" style:diagonal-bl-tr="none" style:diagonal-tl-br="none" style:text-align-source="fix" style:repeat-content="false" fo:wrap-option="no-wrap" fo:border-left="none" style:direction="ltr" fo:border-right="0.0138in solid #9bc2e6" style:rotation-angle="0" style:rotation-align="none" style:shrink-to-fit="false" fo:border-top="0.0138in solid #9bc2e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text-length-is-between(1,127)" table:allow-empty-cell="true" table:base-cell-address="IngredientsSheet.A2">
          <table:help-message table:display="true"/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IngredientsSheet.B2">
          <table:help-message table:display="true"/>
          <table:error-message table:message-type="stop" table:display="true"/>
        </table:content-validation>
        <table:content-validation table:name="val3" table:condition="of:cell-content-text-length()&gt;=1" table:allow-empty-cell="true" table:base-cell-address="ClientSheet.A2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0,100)" table:allow-empty-cell="true" table:base-cell-address="ClientSheet.D2">
          <table:help-message table:display="true"/>
          <table:error-message table:message-type="stop" table:display="true"/>
        </table:content-validation>
        <table:content-validation table:name="val5" table:condition="of:cell-content-is-decimal-number() and cell-content-is-between(100,250)" table:allow-empty-cell="true" table:base-cell-address="ClientSheet.E2">
          <table:help-message table:display="true"/>
          <table:error-message table:message-type="stop" table:display="true"/>
        </table:content-validation>
        <table:content-validation table:name="val6" table:condition="of:cell-content-is-decimal-number() and cell-content-is-between(20,500)" table:allow-empty-cell="true" table:base-cell-address="ClientSheet.F2">
          <table:help-message table:display="true"/>
          <table:error-message table:message-type="stop" table:display="true"/>
        </table:content-validation>
        <table:content-validation table:name="val7" table:condition="of:cell-content-is-decimal-number() and cell-content-is-between(0,1)" table:allow-empty-cell="true" table:base-cell-address="ClientSheet.G2">
          <table:help-message table:display="true"/>
          <table:error-message table:message-type="stop" table:display="true"/>
        </table:content-validation>
        <table:content-validation table:name="val8" table:condition="of:cell-content-is-decimal-number() and cell-content-is-between(1.2,2.5)" table:allow-empty-cell="true" table:base-cell-address="ClientSheet.I2">
          <table:help-message table:display="true"/>
          <table:error-message table:message-type="stop" table:display="true"/>
        </table:content-validation>
        <table:content-validation table:name="val9" table:condition="of:cell-content-text-length-is-between(1,220)" table:allow-empty-cell="true" table:base-cell-address="WorkoutSheet.A62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5)" table:allow-empty-cell="true" table:base-cell-address="WorkoutSheet.E62">
          <table:help-message table:display="true"/>
          <table:error-message table:message-type="stop" table:display="true"/>
        </table:content-validation>
      </table:content-validations>
      <table:table table:name="Ingredients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8" table:number-columns-repeated="1014" table:default-cell-style-name="Excel_20_Built-in_20_Normal"/>
        <table:table-row table:style-name="ro1">
          <table:table-cell office:value-type="string">
            <text:p>Name</text:p>
          </table:table-cell>
          <table:table-cell office:value-type="string">
            <text:p>Protein (g)</text:p>
          </table:table-cell>
          <table:table-cell office:value-type="string">
            <text:p>Carbs (g)</text:p>
          </table:table-cell>
          <table:table-cell office:value-type="string">
            <text:p>Fats (g)</text:p>
          </table:table-cell>
          <table:table-cell office:value-type="string">
            <text:p>Calories</text:p>
          </table:table-cell>
          <table:table-cell office:value-type="string">
            <text:p>Preferred in</text:p>
          </table:table-cell>
          <table:table-cell office:value-type="string">
            <text:p>Not Preferred in</text:p>
          </table:table-cell>
          <table:table-cell table:number-columns-repeated="1017"/>
        </table:table-row>
        <table:table-row table:style-name="ro1">
          <table:table-cell table:content-validation-name="val1" office:value-type="string">
            <text:p>Banana </text:p>
          </table:table-cell>
          <table:table-cell table:content-validation-name="val2" office:value-type="float" office:value="1.1">
            <text:p>1.1</text:p>
          </table:table-cell>
          <table:table-cell table:content-validation-name="val2" office:value-type="float" office:value="23">
            <text:p>23</text:p>
          </table:table-cell>
          <table:table-cell table:content-validation-name="val2" office:value-type="float" office:value="0.3">
            <text:p>0.3</text:p>
          </table:table-cell>
          <table:table-cell office:value-type="float" office:value="89">
            <text:p>89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Broccoli</text:p>
          </table:table-cell>
          <table:table-cell table:content-validation-name="val2" office:value-type="float" office:value="2.8">
            <text:p>2.8</text:p>
          </table:table-cell>
          <table:table-cell table:content-validation-name="val2" office:value-type="float" office:value="7">
            <text:p>7</text:p>
          </table:table-cell>
          <table:table-cell table:content-validation-name="val2" office:value-type="float" office:value="0.4">
            <text:p>0.4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Carrots</text:p>
          </table:table-cell>
          <table:table-cell table:content-validation-name="val2" office:value-type="float" office:value="0.9">
            <text:p>0.9</text:p>
          </table:table-cell>
          <table:table-cell table:content-validation-name="val2" office:value-type="float" office:value="10">
            <text:p>10</text:p>
          </table:table-cell>
          <table:table-cell table:content-validation-name="val2" office:value-type="float" office:value="0.2">
            <text:p>0.2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Cheddar Cheese</text:p>
          </table:table-cell>
          <table:table-cell table:content-validation-name="val2" office:value-type="float" office:value="25">
            <text:p>25</text:p>
          </table:table-cell>
          <table:table-cell table:content-validation-name="val2" office:value-type="float" office:value="1.3">
            <text:p>1.3</text:p>
          </table:table-cell>
          <table:table-cell table:content-validation-name="val2"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string">
            <text:p>Meals 1,2,5</text:p>
          </table:table-cell>
          <table:table-cell table:number-columns-repeated="1018"/>
        </table:table-row>
        <table:table-row table:style-name="ro1">
          <table:table-cell table:content-validation-name="val1" office:value-type="string">
            <text:p>Chicken Breast (Uncooked)</text:p>
          </table:table-cell>
          <table:table-cell table:content-validation-name="val2" office:value-type="float" office:value="21.2">
            <text:p>21.2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2.5">
            <text:p>2.5</text:p>
          </table:table-cell>
          <table:table-cell office:value-type="float" office:value="114">
            <text:p>114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number-columns-repeated="1017"/>
        </table:table-row>
        <table:table-row table:style-name="ro1">
          <table:table-cell table:content-validation-name="val1" office:value-type="string">
            <text:p>Egg Whites (Uncooked)</text:p>
          </table:table-cell>
          <table:table-cell table:content-validation-name="val2" office:value-type="float" office:value="11">
            <text:p>11</text:p>
          </table:table-cell>
          <table:table-cell table:content-validation-name="val2" office:value-type="float" office:value="0.7">
            <text:p>0.7</text:p>
          </table:table-cell>
          <table:table-cell table:content-validation-name="val2" office:value-type="float" office:value="0.2">
            <text:p>0.2</text:p>
          </table:table-cell>
          <table:table-cell office:value-type="float" office:value="52">
            <text:p>52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Fish</text:p>
          </table:table-cell>
          <table:table-cell table:content-validation-name="val2" office:value-type="float" office:value="19">
            <text:p>19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6">
            <text:p>6</text:p>
          </table:table-cell>
          <table:table-cell office:value-type="float" office:value="134">
            <text:p>134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number-columns-repeated="1017"/>
        </table:table-row>
        <table:table-row table:style-name="ro1">
          <table:table-cell table:content-validation-name="val1" office:value-type="string">
            <text:p>Gouda Cheese</text:p>
          </table:table-cell>
          <table:table-cell table:content-validation-name="val2" office:value-type="float" office:value="25">
            <text:p>25</text:p>
          </table:table-cell>
          <table:table-cell table:content-validation-name="val2" office:value-type="float" office:value="2.2">
            <text:p>2.2</text:p>
          </table:table-cell>
          <table:table-cell table:content-validation-name="val2" office:value-type="float" office:value="27">
            <text:p>27</text:p>
          </table:table-cell>
          <table:table-cell office:value-type="float" office:value="356">
            <text:p>356</text:p>
          </table:table-cell>
          <table:table-cell office:value-type="string">
            <text:p>Meals 1,2,5</text:p>
          </table:table-cell>
          <table:table-cell table:number-columns-repeated="1018"/>
        </table:table-row>
        <table:table-row table:style-name="ro1">
          <table:table-cell table:content-validation-name="val1" office:value-type="string">
            <text:p>Honey</text:p>
          </table:table-cell>
          <table:table-cell table:content-validation-name="val2" office:value-type="float" office:value="0.3">
            <text:p>0.3</text:p>
          </table:table-cell>
          <table:table-cell table:content-validation-name="val2" office:value-type="float" office:value="82">
            <text:p>82</text:p>
          </table:table-cell>
          <table:table-cell table:content-validation-name="val2" office:value-type="float" office:value="0">
            <text:p>0</text:p>
          </table:table-cell>
          <table:table-cell office:value-type="float" office:value="304">
            <text:p>304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Lean Beef (Uncooked)</text:p>
          </table:table-cell>
          <table:table-cell table:content-validation-name="val2" office:value-type="float" office:value="20">
            <text:p>2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number-columns-repeated="1017"/>
        </table:table-row>
        <table:table-row table:style-name="ro1">
          <table:table-cell table:content-validation-name="val1" office:value-type="string">
            <text:p>Milk full fat</text:p>
          </table:table-cell>
          <table:table-cell table:content-validation-name="val2" office:value-type="float" office:value="3.3">
            <text:p>3.3</text:p>
          </table:table-cell>
          <table:table-cell table:content-validation-name="val2" office:value-type="float" office:value="4.6">
            <text:p>4.6</text:p>
          </table:table-cell>
          <table:table-cell table:content-validation-name="val2" office:value-type="float" office:value="3.7">
            <text:p>3.7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Multi Grain Bread</text:p>
          </table:table-cell>
          <table:table-cell table:content-validation-name="val2" office:value-type="float" office:value="13">
            <text:p>13</text:p>
          </table:table-cell>
          <table:table-cell table:content-validation-name="val2" office:value-type="float" office:value="43">
            <text:p>43</text:p>
          </table:table-cell>
          <table:table-cell table:content-validation-name="val2" office:value-type="float" office:value="4.2">
            <text:p>4.2</text:p>
          </table:table-cell>
          <table:table-cell office:value-type="float" office:value="265">
            <text:p>265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Olive Oil</text:p>
          </table:table-cell>
          <table:table-cell table:number-columns-repeated="2" table:content-validation-name="val2" office:value-type="float" office:value="0">
            <text:p>0</text:p>
          </table:table-cell>
          <table:table-cell table:content-validation-name="val2" office:value-type="float" office:value="100">
            <text:p>100</text:p>
          </table:table-cell>
          <table:table-cell office:value-type="float" office:value="884">
            <text:p>884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Pasta (Uncooked)</text:p>
          </table:table-cell>
          <table:table-cell table:content-validation-name="val2" office:value-type="float" office:value="13">
            <text:p>13</text:p>
          </table:table-cell>
          <table:table-cell table:content-validation-name="val2" office:value-type="float" office:value="75">
            <text:p>75</text:p>
          </table:table-cell>
          <table:table-cell table:content-validation-name="val2" office:value-type="float" office:value="1.5">
            <text:p>1.5</text:p>
          </table:table-cell>
          <table:table-cell office:value-type="float" office:value="371">
            <text:p>371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number-columns-repeated="1017"/>
        </table:table-row>
        <table:table-row table:style-name="ro1">
          <table:table-cell table:style-name="ce1" table:content-validation-name="val1" office:value-type="string">
            <text:p>Peanut butter</text:p>
          </table:table-cell>
          <table:table-cell table:style-name="ce1" table:content-validation-name="val2" office:value-type="float" office:value="25">
            <text:p>25</text:p>
          </table:table-cell>
          <table:table-cell table:style-name="ce1" table:content-validation-name="val2" office:value-type="float" office:value="20">
            <text:p>20</text:p>
          </table:table-cell>
          <table:table-cell table:style-name="ce1" table:content-validation-name="val2" office:value-type="float" office:value="50">
            <text:p>50</text:p>
          </table:table-cell>
          <table:table-cell table:style-name="ce1" office:value-type="float" office:value="588">
            <text:p>588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table:content-validation-name="val1" office:value-type="string">
            <text:p>Pear</text:p>
          </table:table-cell>
          <table:table-cell table:style-name="ce1" table:content-validation-name="val2" office:value-type="float" office:value="0.4">
            <text:p>0.4</text:p>
          </table:table-cell>
          <table:table-cell table:style-name="ce1" table:content-validation-name="val2" office:value-type="float" office:value="15">
            <text:p>15</text:p>
          </table:table-cell>
          <table:table-cell table:style-name="ce1" table:content-validation-name="val2" office:value-type="float" office:value="0.1">
            <text:p>0.1</text:p>
          </table:table-cell>
          <table:table-cell table:style-name="ce1" office:value-type="float" office:value="57">
            <text:p>57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content-validation-name="val1" office:value-type="string">
            <text:p>Potato (Uncooked)</text:p>
          </table:table-cell>
          <table:table-cell table:content-validation-name="val2" office:value-type="float" office:value="2">
            <text:p>2</text:p>
          </table:table-cell>
          <table:table-cell table:content-validation-name="val2" office:value-type="float" office:value="17">
            <text:p>17</text:p>
          </table:table-cell>
          <table:table-cell table:content-validation-name="val2" office:value-type="float" office:value="0.1">
            <text:p>0.1</text:p>
          </table:table-cell>
          <table:table-cell office:value-type="float" office:value="77">
            <text:p>77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Salmon (Uncooked)</text:p>
          </table:table-cell>
          <table:table-cell table:content-validation-name="val2" office:value-type="float" office:value="20">
            <text:p>2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3">
            <text:p>13</text:p>
          </table:table-cell>
          <table:table-cell office:value-type="float" office:value="208">
            <text:p>208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number-columns-repeated="1017"/>
        </table:table-row>
        <table:table-row table:style-name="ro1">
          <table:table-cell table:style-name="ce1" table:content-validation-name="val1" office:value-type="string">
            <text:p>Shrimp (Uncooked)</text:p>
          </table:table-cell>
          <table:table-cell table:style-name="ce1" table:content-validation-name="val2" office:value-type="float" office:value="20">
            <text:p>20</text:p>
          </table:table-cell>
          <table:table-cell table:style-name="ce1" table:content-validation-name="val2" office:value-type="float" office:value="0">
            <text:p>0</text:p>
          </table:table-cell>
          <table:table-cell table:style-name="ce1" table:content-validation-name="val2" office:value-type="float" office:value="0.5">
            <text:p>0.5</text:p>
          </table:table-cell>
          <table:table-cell table:style-name="ce1" office:value-type="float" office:value="85">
            <text:p>85</text:p>
          </table:table-cell>
          <table:table-cell office:value-type="string">
            <text:p>Meal 3</text:p>
          </table:table-cell>
          <table:table-cell table:style-name="ce1" office:value-type="string">
            <text:p>Meal 1</text:p>
          </table:table-cell>
          <table:table-cell table:number-columns-repeated="1017"/>
        </table:table-row>
        <table:table-row table:style-name="ro1">
          <table:table-cell table:content-validation-name="val1" office:value-type="string">
            <text:p>Skimmed Milk</text:p>
          </table:table-cell>
          <table:table-cell table:content-validation-name="val2" office:value-type="float" office:value="3.4">
            <text:p>3.4</text:p>
          </table:table-cell>
          <table:table-cell table:content-validation-name="val2" office:value-type="float" office:value="5">
            <text:p>5</text:p>
          </table:table-cell>
          <table:table-cell table:content-validation-name="val2" office:value-type="float" office:value="0.1">
            <text:p>0.1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Spinach</text:p>
          </table:table-cell>
          <table:table-cell table:content-validation-name="val2" office:value-type="float" office:value="2.9">
            <text:p>2.9</text:p>
          </table:table-cell>
          <table:table-cell table:content-validation-name="val2" office:value-type="float" office:value="3.6">
            <text:p>3.6</text:p>
          </table:table-cell>
          <table:table-cell table:content-validation-name="val2" office:value-type="float" office:value="0.4">
            <text:p>0.4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al 1</text:p>
          </table:table-cell>
          <table:table-cell table:number-columns-repeated="1017"/>
        </table:table-row>
        <table:table-row table:style-name="ro1">
          <table:table-cell table:content-validation-name="val1" office:value-type="string">
            <text:p>Sweet Potato (Uncooked)</text:p>
          </table:table-cell>
          <table:table-cell table:content-validation-name="val2" office:value-type="float" office:value="1.6">
            <text:p>1.6</text:p>
          </table:table-cell>
          <table:table-cell table:content-validation-name="val2" office:value-type="float" office:value="20">
            <text:p>20</text:p>
          </table:table-cell>
          <table:table-cell table:content-validation-name="val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content-validation-name="val1" office:value-type="string">
            <text:p>Swiss cheese</text:p>
          </table:table-cell>
          <table:table-cell table:content-validation-name="val2" office:value-type="float" office:value="27">
            <text:p>27</text:p>
          </table:table-cell>
          <table:table-cell table:content-validation-name="val2" office:value-type="float" office:value="5">
            <text:p>5</text:p>
          </table:table-cell>
          <table:table-cell table:content-validation-name="val2" office:value-type="float" office:value="28">
            <text:p>28</text:p>
          </table:table-cell>
          <table:table-cell office:value-type="float" office:value="380">
            <text:p>380</text:p>
          </table:table-cell>
          <table:table-cell office:value-type="string">
            <text:p>Meals 1,2,5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content-validation-name="val1" office:value-type="string">
            <text:p>Tomato </text:p>
          </table:table-cell>
          <table:table-cell table:content-validation-name="val2" office:value-type="float" office:value="0.9">
            <text:p>0.9</text:p>
          </table:table-cell>
          <table:table-cell table:content-validation-name="val2" office:value-type="float" office:value="3.9">
            <text:p>3.9</text:p>
          </table:table-cell>
          <table:table-cell table:content-validation-name="val2" office:value-type="float" office:value="0.2">
            <text:p>0.2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Tuna (Brine)</text:p>
          </table:table-cell>
          <table:table-cell table:content-validation-name="val2" office:value-type="float" office:value="26">
            <text:p>26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Meal 1</text:p>
          </table:table-cell>
          <table:table-cell table:number-columns-repeated="1017"/>
        </table:table-row>
        <table:table-row table:style-name="ro1">
          <table:table-cell table:content-validation-name="val1" office:value-type="string">
            <text:p>Whey Protein</text:p>
          </table:table-cell>
          <table:table-cell table:content-validation-name="val2" office:value-type="float" office:value="80">
            <text:p>80</text:p>
          </table:table-cell>
          <table:table-cell table:content-validation-name="val2" office:value-type="float" office:value="10">
            <text:p>10</text:p>
          </table:table-cell>
          <table:table-cell table:content-validation-name="val2" office:value-type="float" office:value="3.3">
            <text:p>3.3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content-validation-name="val1" office:value-type="string">
            <text:p>White Rice (Uncoooked)</text:p>
          </table:table-cell>
          <table:table-cell table:content-validation-name="val2" office:value-type="float" office:value="7">
            <text:p>7</text:p>
          </table:table-cell>
          <table:table-cell table:content-validation-name="val2" office:value-type="float" office:value="82">
            <text:p>82</text:p>
          </table:table-cell>
          <table:table-cell table:content-validation-name="val2" office:value-type="float" office:value="0.6">
            <text:p>0.6</text:p>
          </table:table-cell>
          <table:table-cell office:value-type="float" office:value="370">
            <text:p>370</text:p>
          </table:table-cell>
          <table:table-cell table:number-columns-repeated="1019"/>
        </table:table-row>
        <table:table-row table:style-name="ro1">
          <table:table-cell table:content-validation-name="val1" office:value-type="string">
            <text:p>Whole Egg (Uncooked)</text:p>
          </table:table-cell>
          <table:table-cell table:content-validation-name="val2" office:value-type="float" office:value="13">
            <text:p>13</text:p>
          </table:table-cell>
          <table:table-cell table:content-validation-name="val2" office:value-type="float" office:value="0.7">
            <text:p>0.7</text:p>
          </table:table-cell>
          <table:table-cell table:content-validation-name="val2"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string">
            <text:p>Meal 1</text:p>
          </table:table-cell>
          <table:table-cell table:number-columns-repeated="1018"/>
        </table:table-row>
        <table:table-row table:style-name="ro1">
          <table:table-cell table:style-name="ce1" table:content-validation-name="val1"/>
          <table:table-cell table:style-name="ce1" table:content-validation-name="val2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content-validation-name="val1"/>
          <table:table-cell table:style-name="ce1" table:content-validation-name="val2" table:number-columns-repeated="3"/>
          <table:table-cell table:style-name="ce1" table:number-columns-repeated="2"/>
          <table:table-cell table:number-columns-repeated="1018"/>
        </table:table-row>
        <table:table-row table:style-name="ro1" table:number-rows-repeated="1048544">
          <table:table-cell table:content-validation-name="val1"/>
          <table:table-cell table:content-validation-name="val2" table:number-columns-repeated="3"/>
          <table:table-cell table:number-columns-repeated="1020"/>
        </table:table-row>
        <table:table-row table:style-name="ro1">
          <table:table-cell table:content-validation-name="val1"/>
          <table:table-cell table:content-validation-name="val2" table:number-columns-repeated="3"/>
          <table:table-cell table:number-columns-repeated="1020"/>
        </table:table-row>
      </table:table>
      <table:table table:name="Preferences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2" table:number-columns-repeated="1023" table:default-cell-style-name="Excel_20_Built-in_20_Normal"/>
        <table:table-row table:style-name="ro1">
          <table:table-cell office:value-type="string">
            <text:p>Popular Combina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sta + Chicken Breast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number-columns-repeated="1021"/>
        </table:table-row>
        <table:table-row table:style-name="ro1">
          <table:table-cell office:value-type="string">
            <text:p>Potato + Salmon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Tuna + Bread</text:p>
          </table:table-cell>
          <table:table-cell/>
          <table:table-cell office:value-type="string">
            <text:p>Meal 1</text:p>
          </table:table-cell>
          <table:table-cell table:number-columns-repeated="1021"/>
        </table:table-row>
        <table:table-row table:style-name="ro1">
          <table:table-cell office:value-type="string">
            <text:p>Egg + Cheese + Bread</text:p>
          </table:table-cell>
          <table:table-cell office:value-type="string">
            <text:p>Meals 1,2,5</text:p>
          </table:table-cell>
          <table:table-cell table:number-columns-repeated="1022"/>
        </table:table-row>
        <table:table-row table:style-name="ro1">
          <table:table-cell office:value-type="string">
            <text:p>Beef+Pasta+Carrots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number-columns-repeated="1021"/>
        </table:table-row>
        <table:table-row table:style-name="ro2">
          <table:table-cell office:value-type="string">
            <text:p>Beef+Pasta+Borrocoli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number-columns-repeated="1021"/>
        </table:table-row>
        <table:table-row table:style-name="ro1">
          <table:table-cell office:value-type="string">
            <text:p>Fish+Rice</text:p>
          </table:table-cell>
          <table:table-cell office:value-type="string">
            <text:p>Meal 3</text:p>
          </table:table-cell>
          <table:table-cell office:value-type="string">
            <text:p>Meal 1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Sheet" table:style-name="ta3" table:print="false">
        <office:forms form:automatic-focus="false" form:apply-design-mode="false"/>
        <table:table-column table:style-name="co13" table:default-cell-style-name="Excel_20_Built-in_20_Normal"/>
        <table:table-column table:style-name="co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5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3" table:default-cell-style-name="Excel_20_Built-in_20_Normal"/>
        <table:table-column table:style-name="co8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8" table:default-cell-style-name="Excel_20_Built-in_20_Normal"/>
        <table:table-column table:style-name="co24" table:default-cell-style-name="Excel_20_Built-in_20_Normal"/>
        <table:table-column table:style-name="co8" table:number-columns-repeated="2" table:default-cell-style-name="Excel_20_Built-in_20_Normal"/>
        <table:table-column table:style-name="co24" table:default-cell-style-name="Excel_20_Built-in_20_Normal"/>
        <table:table-column table:style-name="co10" table:number-columns-repeated="2" table:default-cell-style-name="Excel_20_Built-in_20_Normal"/>
        <table:table-column table:style-name="co8" table:number-columns-repeated="999" table:default-cell-style-name="Excel_20_Built-in_20_Normal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Gender</text:p>
          </table:table-cell>
          <table:table-cell office:value-type="string">
            <text:p>Age</text:p>
          </table:table-cell>
          <table:table-cell office:value-type="string">
            <text:p>Height (cm)</text:p>
          </table:table-cell>
          <table:table-cell office:value-type="string">
            <text:p>Weight (kg)</text:p>
          </table:table-cell>
          <table:table-cell office:value-type="string">
            <text:p>Bodyfat %</text:p>
          </table:table-cell>
          <table:table-cell office:value-type="string">
            <text:p>Goal</text:p>
          </table:table-cell>
          <table:table-cell office:value-type="string">
            <text:p>Activity Rate</text:p>
          </table:table-cell>
          <table:table-cell office:value-type="string">
            <text:p>Email</text:p>
          </table:table-cell>
          <table:table-cell table:style-name="ce8" office:value-type="string">
            <text:p>Phone</text:p>
          </table:table-cell>
          <table:table-cell office:value-type="string">
            <text:p>LEAN MASS</text:p>
          </table:table-cell>
          <table:table-cell office:value-type="string">
            <text:p>Fat</text:p>
          </table:table-cell>
          <table:table-cell office:value-type="string">
            <text:p>Protein</text:p>
          </table:table-cell>
          <table:table-cell office:value-type="string">
            <text:p>Carbs to cut</text:p>
          </table:table-cell>
          <table:table-cell office:value-type="string">
            <text:p>Carbs to bulk</text:p>
          </table:table-cell>
          <table:table-cell office:value-type="string">
            <text:p>caloric Carbs to cut</text:p>
          </table:table-cell>
          <table:table-cell office:value-type="string">
            <text:p>Caloric Carbs to bulk</text:p>
          </table:table-cell>
          <table:table-cell office:value-type="string">
            <text:p>Bmr</text:p>
          </table:table-cell>
          <table:table-cell office:value-type="string">
            <text:p>TDE</text:p>
          </table:table-cell>
          <table:table-cell office:value-type="string">
            <text:p>To cut</text:p>
          </table:table-cell>
          <table:table-cell office:value-type="string">
            <text:p>to bulk</text:p>
          </table:table-cell>
          <table:table-cell office:value-type="string">
            <text:p>Date joined</text:p>
          </table:table-cell>
          <table:table-cell office:value-type="string">
            <text:p>Month 2</text:p>
          </table:table-cell>
          <table:table-cell office:value-type="string">
            <text:p>Month 3</text:p>
          </table:table-cell>
          <table:table-cell table:number-columns-repeated="999"/>
        </table:table-row>
        <table:table-row table:style-name="ro1">
          <table:table-cell table:content-validation-name="val3" office:value-type="string">
            <text:p>FN</text:p>
          </table:table-cell>
          <table:table-cell table:content-validation-name="val3" office:value-type="string">
            <text:p>LN</text:p>
          </table:table-cell>
          <table:table-cell office:value-type="string">
            <text:p>Male</text:p>
          </table:table-cell>
          <table:table-cell table:style-name="ce2" table:content-validation-name="val4" office:value-type="float" office:value="25">
            <text:p>25</text:p>
          </table:table-cell>
          <table:table-cell table:content-validation-name="val5" office:value-type="float" office:value="170">
            <text:p>170</text:p>
          </table:table-cell>
          <table:table-cell table:content-validation-name="val6" office:value-type="float" office:value="80">
            <text:p>80</text:p>
          </table:table-cell>
          <table:table-cell table:style-name="ce4" table:content-validation-name="val7" office:value-type="percentage" office:value="0.21">
            <text:p>21%</text:p>
          </table:table-cell>
          <table:table-cell office:value-type="string">
            <text:p>Cut</text:p>
          </table:table-cell>
          <table:table-cell table:content-validation-name="val8" office:value-type="float" office:value="1.6">
            <text:p>1.6</text:p>
          </table:table-cell>
          <table:table-cell table:style-name="ce6"/>
          <table:table-cell table:style-name="ce8"/>
          <table:table-cell table:formula="of:=Table13[[#This Row],[Weight (kg)]]*(1-Table13[[#This Row],[Bodyfat %]])" office:value-type="string" office:string-value="Err:509">
            <text:p>Err:509</text:p>
          </table:table-cell>
          <table:table-cell table:formula="of:=Table13[[#This Row],[LEAN MASS]]/0.45*0.4" office:value-type="string" office:string-value="Err:509">
            <text:p>Err:509</text:p>
          </table:table-cell>
          <table:table-cell table:formula="of:=Table13[[#This Row],[LEAN MASS]]/0.45*1.5" office:value-type="string" office:string-value="Err:509">
            <text:p>Err:509</text:p>
          </table:table-cell>
          <table:table-cell table:formula="of:=Table13[[#This Row],[caloric Carbs to cut]]/4" office:value-type="string" office:string-value="Err:509">
            <text:p>Err:509</text:p>
          </table:table-cell>
          <table:table-cell table:formula="of:=Table13[[#This Row],[Caloric Carbs to bulk]]/4" office:value-type="string" office:string-value="Err:509">
            <text:p>Err:509</text:p>
          </table:table-cell>
          <table:table-cell table:formula="of:=Table13[[#This Row],[To cut]]-((Table13[[#This Row],[Protein]]*4)+(Table13[[#This Row],[Fat]]*9))" office:value-type="string" office:string-value="Err:509">
            <text:p>Err:509</text:p>
          </table:table-cell>
          <table:table-cell table:formula="of:=Table13[[#This Row],[to bulk]]-(Table13[[#This Row],[Protein]]*4+Table13[[#This Row],[Fat]]*9)" office:value-type="string" office:string-value="Err:509">
            <text:p>Err:509</text:p>
          </table:table-cell>
          <table:table-cell table:formula="of:=370+(21.6*Table13[[#This Row],[LEAN MASS]]))" office:value-type="string" office:string-value="Err:508">
            <text:p>Err:508</text:p>
          </table:table-cell>
          <table:table-cell table:formula="of:=Table13[[#This Row],[Bmr]]*Table13[[#This Row],[Activity Rate]]" office:value-type="string" office:string-value="Err:509">
            <text:p>Err:509</text:p>
          </table:table-cell>
          <table:table-cell table:formula="of:=Table13[[#This Row],[TDE]]*(1-20%)" office:value-type="string" office:string-value="Err:509">
            <text:p>Err:509</text:p>
          </table:table-cell>
          <table:table-cell table:formula="of:=Table13[[#This Row],[TDE]]*(1+20%)" office:value-type="string" office:string-value="Err:509">
            <text:p>Err:509</text:p>
          </table:table-cell>
          <table:table-cell table:number-columns-repeated="1002"/>
        </table:table-row>
        <table:table-row table:style-name="ro1">
          <table:table-cell table:style-name="ce1" table:content-validation-name="val3" office:value-type="string">
            <text:p>FN</text:p>
          </table:table-cell>
          <table:table-cell table:style-name="ce1" table:content-validation-name="val3" office:value-type="string">
            <text:p>LN</text:p>
          </table:table-cell>
          <table:table-cell table:style-name="ce1" office:value-type="string">
            <text:p>male</text:p>
          </table:table-cell>
          <table:table-cell table:style-name="ce3" table:content-validation-name="val4" office:value-type="float" office:value="40">
            <text:p>40</text:p>
          </table:table-cell>
          <table:table-cell table:style-name="ce1" table:content-validation-name="val5" office:value-type="float" office:value="180">
            <text:p>180</text:p>
          </table:table-cell>
          <table:table-cell table:style-name="ce1" table:content-validation-name="val6" office:value-type="float" office:value="106">
            <text:p>106</text:p>
          </table:table-cell>
          <table:table-cell table:style-name="ce5" table:content-validation-name="val7" office:value-type="percentage" office:value="0.4">
            <text:p>40%</text:p>
          </table:table-cell>
          <table:table-cell table:style-name="ce1" office:value-type="string">
            <text:p>Cut</text:p>
          </table:table-cell>
          <table:table-cell table:style-name="ce1" table:content-validation-name="val8" office:value-type="float" office:value="1.5">
            <text:p>1.5</text:p>
          </table:table-cell>
          <table:table-cell table:style-name="ce6"/>
          <table:table-cell table:style-name="ce9"/>
          <table:table-cell table:formula="of:=Table13[[#This Row],[Weight (kg)]]*(1-Table13[[#This Row],[Bodyfat %]])" office:value-type="string" office:string-value="Err:509">
            <text:p>Err:509</text:p>
          </table:table-cell>
          <table:table-cell table:formula="of:=Table13[[#This Row],[LEAN MASS]]/0.45*0.4" office:value-type="string" office:string-value="Err:509">
            <text:p>Err:509</text:p>
          </table:table-cell>
          <table:table-cell table:formula="of:=Table13[[#This Row],[LEAN MASS]]/0.45*1.5" office:value-type="string" office:string-value="Err:509">
            <text:p>Err:509</text:p>
          </table:table-cell>
          <table:table-cell table:formula="of:=Table13[[#This Row],[caloric Carbs to cut]]/4" office:value-type="string" office:string-value="Err:509">
            <text:p>Err:509</text:p>
          </table:table-cell>
          <table:table-cell table:formula="of:=Table13[[#This Row],[Caloric Carbs to bulk]]/4" office:value-type="string" office:string-value="Err:509">
            <text:p>Err:509</text:p>
          </table:table-cell>
          <table:table-cell table:formula="of:=Table13[[#This Row],[To cut]]-((Table13[[#This Row],[Protein]]*4)+(Table13[[#This Row],[Fat]]*9))" office:value-type="string" office:string-value="Err:509">
            <text:p>Err:509</text:p>
          </table:table-cell>
          <table:table-cell table:formula="of:=Table13[[#This Row],[to bulk]]-(Table13[[#This Row],[Protein]]*4+Table13[[#This Row],[Fat]]*9)" office:value-type="string" office:string-value="Err:509">
            <text:p>Err:509</text:p>
          </table:table-cell>
          <table:table-cell table:formula="of:=370+(21.6*Table13[[#This Row],[LEAN MASS]]))" office:value-type="string" office:string-value="Err:508">
            <text:p>Err:508</text:p>
          </table:table-cell>
          <table:table-cell table:formula="of:=Table13[[#This Row],[Bmr]]*Table13[[#This Row],[Activity Rate]]" office:value-type="string" office:string-value="Err:509">
            <text:p>Err:509</text:p>
          </table:table-cell>
          <table:table-cell table:formula="of:=Table13[[#This Row],[TDE]]*(1-20%)" office:value-type="string" office:string-value="Err:509">
            <text:p>Err:509</text:p>
          </table:table-cell>
          <table:table-cell table:formula="of:=Table13[[#This Row],[TDE]]*(1+20%)" office:value-type="string" office:string-value="Err:509">
            <text:p>Err:509</text:p>
          </table:table-cell>
          <table:table-cell table:number-columns-repeated="1002"/>
        </table:table-row>
        <table:table-row table:style-name="ro1">
          <table:table-cell table:style-name="ce1" table:content-validation-name="val3" office:value-type="string">
            <text:p>FN</text:p>
          </table:table-cell>
          <table:table-cell table:style-name="ce1" table:content-validation-name="val3" office:value-type="string">
            <text:p>LN</text:p>
          </table:table-cell>
          <table:table-cell table:style-name="ce1" office:value-type="string">
            <text:p>Female</text:p>
          </table:table-cell>
          <table:table-cell table:style-name="ce3" table:content-validation-name="val4" office:value-type="float" office:value="22">
            <text:p>22</text:p>
          </table:table-cell>
          <table:table-cell table:style-name="ce1" table:content-validation-name="val5" office:value-type="float" office:value="170">
            <text:p>170</text:p>
          </table:table-cell>
          <table:table-cell table:style-name="ce1" table:content-validation-name="val6" office:value-type="float" office:value="75">
            <text:p>75</text:p>
          </table:table-cell>
          <table:table-cell table:style-name="ce5" table:content-validation-name="val7" office:value-type="percentage" office:value="0.2">
            <text:p>20%</text:p>
          </table:table-cell>
          <table:table-cell table:style-name="ce1" office:value-type="string">
            <text:p>Cut</text:p>
          </table:table-cell>
          <table:table-cell table:style-name="ce1" table:content-validation-name="val8" office:value-type="float" office:value="1.7">
            <text:p>1.7</text:p>
          </table:table-cell>
          <table:table-cell table:style-name="ce6"/>
          <table:table-cell table:style-name="ce9"/>
          <table:table-cell table:formula="of:=Table13[[#This Row],[Weight (kg)]]*(1-Table13[[#This Row],[Bodyfat %]])" office:value-type="string" office:string-value="Err:509">
            <text:p>Err:509</text:p>
          </table:table-cell>
          <table:table-cell table:formula="of:=Table13[[#This Row],[LEAN MASS]]/0.45*0.4" office:value-type="string" office:string-value="Err:509">
            <text:p>Err:509</text:p>
          </table:table-cell>
          <table:table-cell table:formula="of:=Table13[[#This Row],[LEAN MASS]]/0.45*1.5" office:value-type="string" office:string-value="Err:509">
            <text:p>Err:509</text:p>
          </table:table-cell>
          <table:table-cell table:formula="of:=Table13[[#This Row],[caloric Carbs to cut]]/4" office:value-type="string" office:string-value="Err:509">
            <text:p>Err:509</text:p>
          </table:table-cell>
          <table:table-cell table:formula="of:=Table13[[#This Row],[Caloric Carbs to bulk]]/4" office:value-type="string" office:string-value="Err:509">
            <text:p>Err:509</text:p>
          </table:table-cell>
          <table:table-cell table:formula="of:=Table13[[#This Row],[To cut]]-((Table13[[#This Row],[Protein]]*4)+(Table13[[#This Row],[Fat]]*9))" office:value-type="string" office:string-value="Err:509">
            <text:p>Err:509</text:p>
          </table:table-cell>
          <table:table-cell table:formula="of:=Table13[[#This Row],[to bulk]]-(Table13[[#This Row],[Protein]]*4+Table13[[#This Row],[Fat]]*9)" office:value-type="string" office:string-value="Err:509">
            <text:p>Err:509</text:p>
          </table:table-cell>
          <table:table-cell table:formula="of:=370+(21.6*Table13[[#This Row],[LEAN MASS]]))" office:value-type="string" office:string-value="Err:508">
            <text:p>Err:508</text:p>
          </table:table-cell>
          <table:table-cell table:formula="of:=Table13[[#This Row],[Bmr]]*Table13[[#This Row],[Activity Rate]]" office:value-type="string" office:string-value="Err:509">
            <text:p>Err:509</text:p>
          </table:table-cell>
          <table:table-cell table:formula="of:=Table13[[#This Row],[TDE]]*(1-20%)" office:value-type="string" office:string-value="Err:509">
            <text:p>Err:509</text:p>
          </table:table-cell>
          <table:table-cell table:formula="of:=Table13[[#This Row],[TDE]]*(1+20%)" office:value-type="string" office:string-value="Err:509">
            <text:p>Err:509</text:p>
          </table:table-cell>
          <table:table-cell table:style-name="ce12"/>
          <table:table-cell/>
          <table:table-cell table:style-name="ce12"/>
          <table:table-cell table:number-columns-repeated="999"/>
        </table:table-row>
        <table:table-row table:style-name="ro1">
          <table:table-cell table:content-validation-name="val3" office:value-type="string">
            <text:p>FN</text:p>
          </table:table-cell>
          <table:table-cell table:content-validation-name="val3" office:value-type="string">
            <text:p>LN</text:p>
          </table:table-cell>
          <table:table-cell office:value-type="string">
            <text:p>Female</text:p>
          </table:table-cell>
          <table:table-cell table:style-name="ce2" table:content-validation-name="val4" office:value-type="float" office:value="24">
            <text:p>24</text:p>
          </table:table-cell>
          <table:table-cell table:content-validation-name="val5" office:value-type="float" office:value="162">
            <text:p>162</text:p>
          </table:table-cell>
          <table:table-cell table:content-validation-name="val6" office:value-type="float" office:value="55">
            <text:p>55</text:p>
          </table:table-cell>
          <table:table-cell table:style-name="ce4" table:content-validation-name="val7" office:value-type="percentage" office:value="0.1">
            <text:p>10%</text:p>
          </table:table-cell>
          <table:table-cell office:value-type="string">
            <text:p>Bulk</text:p>
          </table:table-cell>
          <table:table-cell table:content-validation-name="val8" office:value-type="float" office:value="1.5">
            <text:p>1.5</text:p>
          </table:table-cell>
          <table:table-cell table:style-name="ce6"/>
          <table:table-cell table:style-name="ce8"/>
          <table:table-cell table:formula="of:=Table13[[#This Row],[Weight (kg)]]*(1-Table13[[#This Row],[Bodyfat %]])" office:value-type="string" office:string-value="Err:509">
            <text:p>Err:509</text:p>
          </table:table-cell>
          <table:table-cell table:formula="of:=Table13[[#This Row],[LEAN MASS]]/0.45*0.4" office:value-type="string" office:string-value="Err:509">
            <text:p>Err:509</text:p>
          </table:table-cell>
          <table:table-cell table:formula="of:=Table13[[#This Row],[LEAN MASS]]/0.45*1.5" office:value-type="string" office:string-value="Err:509">
            <text:p>Err:509</text:p>
          </table:table-cell>
          <table:table-cell table:style-name="ce10" table:formula="of:=Table13[[#This Row],[caloric Carbs to cut]]/4" office:value-type="string" office:string-value="Err:509">
            <text:p>Err:509</text:p>
          </table:table-cell>
          <table:table-cell table:style-name="ce10" table:formula="of:=Table13[[#This Row],[Caloric Carbs to bulk]]/4" office:value-type="string" office:string-value="Err:509">
            <text:p>Err:509</text:p>
          </table:table-cell>
          <table:table-cell table:formula="of:=Table13[[#This Row],[To cut]]-((Table13[[#This Row],[Protein]]*4)+(Table13[[#This Row],[Fat]]*9))" office:value-type="string" office:string-value="Err:509">
            <text:p>Err:509</text:p>
          </table:table-cell>
          <table:table-cell table:style-name="ce10" table:formula="of:=Table13[[#This Row],[to bulk]]-(Table13[[#This Row],[Protein]]*4+Table13[[#This Row],[Fat]]*9)" office:value-type="string" office:string-value="Err:509">
            <text:p>Err:509</text:p>
          </table:table-cell>
          <table:table-cell table:formula="of:=370+(21.6*Table13[[#This Row],[LEAN MASS]]))" office:value-type="string" office:string-value="Err:508">
            <text:p>Err:508</text:p>
          </table:table-cell>
          <table:table-cell table:formula="of:=Table13[[#This Row],[Bmr]]*Table13[[#This Row],[Activity Rate]]" office:value-type="string" office:string-value="Err:509">
            <text:p>Err:509</text:p>
          </table:table-cell>
          <table:table-cell table:style-name="ce10" table:formula="of:=Table13[[#This Row],[TDE]]*(1-20%)" office:value-type="string" office:string-value="Err:509">
            <text:p>Err:509</text:p>
          </table:table-cell>
          <table:table-cell table:style-name="ce10" table:formula="of:=Table13[[#This Row],[TDE]]*(1+20%)" office:value-type="string" office:string-value="Err:509">
            <text:p>Err:509</text:p>
          </table:table-cell>
          <table:table-cell table:style-name="ce12"/>
          <table:table-cell/>
          <table:table-cell table:style-name="ce12"/>
          <table:table-cell table:number-columns-repeated="999"/>
        </table:table-row>
        <table:table-row table:style-name="ro1">
          <table:table-cell table:content-validation-name="val3" office:value-type="string">
            <text:p>FN</text:p>
          </table:table-cell>
          <table:table-cell table:content-validation-name="val3" office:value-type="string">
            <text:p>LN</text:p>
          </table:table-cell>
          <table:table-cell office:value-type="string">
            <text:p>Female</text:p>
          </table:table-cell>
          <table:table-cell table:style-name="ce2" table:content-validation-name="val4" office:value-type="float" office:value="26">
            <text:p>26</text:p>
          </table:table-cell>
          <table:table-cell table:content-validation-name="val5" office:value-type="float" office:value="180">
            <text:p>180</text:p>
          </table:table-cell>
          <table:table-cell table:content-validation-name="val6" office:value-type="float" office:value="63">
            <text:p>63</text:p>
          </table:table-cell>
          <table:table-cell table:style-name="ce4" table:content-validation-name="val7" office:value-type="percentage" office:value="0.1">
            <text:p>10%</text:p>
          </table:table-cell>
          <table:table-cell office:value-type="string">
            <text:p>Bulk</text:p>
          </table:table-cell>
          <table:table-cell table:content-validation-name="val8" office:value-type="float" office:value="1.2">
            <text:p>1.2</text:p>
          </table:table-cell>
          <table:table-cell table:style-name="ce6"/>
          <table:table-cell table:style-name="ce8"/>
          <table:table-cell table:formula="of:=Table13[[#This Row],[Weight (kg)]]*(1-Table13[[#This Row],[Bodyfat %]])" office:value-type="string" office:string-value="Err:509">
            <text:p>Err:509</text:p>
          </table:table-cell>
          <table:table-cell table:formula="of:=Table13[[#This Row],[LEAN MASS]]/0.45*0.4" office:value-type="string" office:string-value="Err:509">
            <text:p>Err:509</text:p>
          </table:table-cell>
          <table:table-cell table:formula="of:=Table13[[#This Row],[LEAN MASS]]/0.45*1.5" office:value-type="string" office:string-value="Err:509">
            <text:p>Err:509</text:p>
          </table:table-cell>
          <table:table-cell table:style-name="ce10" table:formula="of:=Table13[[#This Row],[caloric Carbs to cut]]/4" office:value-type="string" office:string-value="Err:509">
            <text:p>Err:509</text:p>
          </table:table-cell>
          <table:table-cell table:style-name="ce10" table:formula="of:=Table13[[#This Row],[Caloric Carbs to bulk]]/4" office:value-type="string" office:string-value="Err:509">
            <text:p>Err:509</text:p>
          </table:table-cell>
          <table:table-cell table:formula="of:=Table13[[#This Row],[To cut]]-((Table13[[#This Row],[Protein]]*4)+(Table13[[#This Row],[Fat]]*9))" office:value-type="string" office:string-value="Err:509">
            <text:p>Err:509</text:p>
          </table:table-cell>
          <table:table-cell table:style-name="ce10" table:formula="of:=Table13[[#This Row],[to bulk]]-(Table13[[#This Row],[Protein]]*4+Table13[[#This Row],[Fat]]*9)" office:value-type="string" office:string-value="Err:509">
            <text:p>Err:509</text:p>
          </table:table-cell>
          <table:table-cell table:formula="of:=370+(21.6*Table13[[#This Row],[LEAN MASS]]))" office:value-type="string" office:string-value="Err:508">
            <text:p>Err:508</text:p>
          </table:table-cell>
          <table:table-cell table:formula="of:=Table13[[#This Row],[Bmr]]*Table13[[#This Row],[Activity Rate]]" office:value-type="string" office:string-value="Err:509">
            <text:p>Err:509</text:p>
          </table:table-cell>
          <table:table-cell table:style-name="ce10" table:formula="of:=Table13[[#This Row],[TDE]]*(1-20%)" office:value-type="string" office:string-value="Err:509">
            <text:p>Err:509</text:p>
          </table:table-cell>
          <table:table-cell table:style-name="ce10" table:formula="of:=Table13[[#This Row],[TDE]]*(1+20%)" office:value-type="string" office:string-value="Err:509">
            <text:p>Err:509</text:p>
          </table:table-cell>
          <table:table-cell table:style-name="ce12"/>
          <table:table-cell/>
          <table:table-cell table:style-name="ce12"/>
          <table:table-cell table:number-columns-repeated="999"/>
        </table:table-row>
        <table:table-row table:style-name="ro1">
          <table:table-cell table:content-validation-name="val3" table:number-columns-repeated="2"/>
          <table:table-cell/>
          <table:table-cell table:style-name="ce2" table:content-validation-name="val4"/>
          <table:table-cell table:content-validation-name="val5"/>
          <table:table-cell table:content-validation-name="val6"/>
          <table:table-cell table:style-name="ce4" table:content-validation-name="val7"/>
          <table:table-cell/>
          <table:table-cell table:content-validation-name="val8"/>
          <table:table-cell table:style-name="ce6"/>
          <table:table-cell table:style-name="ce8"/>
          <table:table-cell table:number-columns-repeated="3"/>
          <table:table-cell table:style-name="ce10" table:number-columns-repeated="2"/>
          <table:table-cell/>
          <table:table-cell table:style-name="ce10"/>
          <table:table-cell table:number-columns-repeated="2"/>
          <table:table-cell table:style-name="ce10" table:number-columns-repeated="2"/>
          <table:table-cell table:style-name="ce12"/>
          <table:table-cell table:number-columns-repeated="1001"/>
        </table:table-row>
        <table:table-row table:style-name="ro1">
          <table:table-cell table:content-validation-name="val3" table:number-columns-repeated="2"/>
          <table:table-cell/>
          <table:table-cell table:style-name="ce2" table:content-validation-name="val4"/>
          <table:table-cell table:content-validation-name="val5"/>
          <table:table-cell table:content-validation-name="val6"/>
          <table:table-cell table:style-name="ce4" table:content-validation-name="val7"/>
          <table:table-cell/>
          <table:table-cell table:content-validation-name="val8"/>
          <table:table-cell table:style-name="ce7"/>
          <table:table-cell table:style-name="ce8"/>
          <table:table-cell table:number-columns-repeated="3"/>
          <table:table-cell table:style-name="ce10" table:number-columns-repeated="2"/>
          <table:table-cell/>
          <table:table-cell table:style-name="ce10"/>
          <table:table-cell table:number-columns-repeated="2"/>
          <table:table-cell table:style-name="ce10" table:number-columns-repeated="2"/>
          <table:table-cell table:style-name="ce12"/>
          <table:table-cell table:number-columns-repeated="1001"/>
        </table:table-row>
        <table:table-row table:style-name="ro1">
          <table:table-cell table:content-validation-name="val3" table:number-columns-repeated="2"/>
          <table:table-cell/>
          <table:table-cell table:style-name="ce2" table:content-validation-name="val4"/>
          <table:table-cell table:content-validation-name="val5"/>
          <table:table-cell table:content-validation-name="val6"/>
          <table:table-cell table:style-name="ce4" table:content-validation-name="val7"/>
          <table:table-cell/>
          <table:table-cell table:content-validation-name="val8"/>
          <table:table-cell table:style-name="ce6"/>
          <table:table-cell table:style-name="ce8"/>
          <table:table-cell table:number-columns-repeated="3"/>
          <table:table-cell table:style-name="ce10" table:number-columns-repeated="2"/>
          <table:table-cell/>
          <table:table-cell table:style-name="ce10"/>
          <table:table-cell table:number-columns-repeated="2"/>
          <table:table-cell table:style-name="ce10" table:number-columns-repeated="2"/>
          <table:table-cell table:style-name="ce12"/>
          <table:table-cell table:number-columns-repeated="1001"/>
        </table:table-row>
        <table:table-row table:style-name="ro1">
          <table:table-cell table:style-name="ce1" table:content-validation-name="val3" table:number-columns-repeated="2"/>
          <table:table-cell table:style-name="ce1"/>
          <table:table-cell table:style-name="ce3" table:content-validation-name="val4"/>
          <table:table-cell table:style-name="ce1" table:content-validation-name="val5"/>
          <table:table-cell table:style-name="ce1" table:content-validation-name="val6"/>
          <table:table-cell table:style-name="ce5" table:content-validation-name="val7"/>
          <table:table-cell table:style-name="ce1"/>
          <table:table-cell table:style-name="ce1" table:content-validation-name="val8"/>
          <table:table-cell table:style-name="ce6"/>
          <table:table-cell table:style-name="ce9"/>
          <table:table-cell table:number-columns-repeated="3"/>
          <table:table-cell table:style-name="ce11" table:number-columns-repeated="2"/>
          <table:table-cell/>
          <table:table-cell table:style-name="ce11"/>
          <table:table-cell table:number-columns-repeated="2"/>
          <table:table-cell table:style-name="ce11" table:number-columns-repeated="2"/>
          <table:table-cell table:style-name="ce13"/>
          <table:table-cell table:style-name="ce1" table:number-columns-repeated="2"/>
          <table:table-cell table:number-columns-repeated="999"/>
        </table:table-row>
        <table:table-row table:style-name="ro1">
          <table:table-cell table:content-validation-name="val3" table:number-columns-repeated="2"/>
          <table:table-cell/>
          <table:table-cell table:style-name="ce2" table:content-validation-name="val4"/>
          <table:table-cell table:content-validation-name="val5"/>
          <table:table-cell table:content-validation-name="val6"/>
          <table:table-cell table:style-name="ce4" table:content-validation-name="val7"/>
          <table:table-cell/>
          <table:table-cell table:content-validation-name="val8"/>
          <table:table-cell table:style-name="ce6"/>
          <table:table-cell table:style-name="ce8"/>
          <table:table-cell table:number-columns-repeated="3"/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3"/>
          <table:table-cell table:style-name="ce12"/>
          <table:table-cell table:number-columns-repeated="1001"/>
        </table:table-row>
        <table:table-row table:style-name="ro1">
          <table:table-cell table:style-name="ce1" table:content-validation-name="val3" table:number-columns-repeated="2"/>
          <table:table-cell table:style-name="ce1"/>
          <table:table-cell table:style-name="ce3" table:content-validation-name="val4"/>
          <table:table-cell table:style-name="ce1" table:content-validation-name="val5"/>
          <table:table-cell table:style-name="ce1" table:content-validation-name="val6"/>
          <table:table-cell table:style-name="ce5" table:content-validation-name="val7"/>
          <table:table-cell table:style-name="ce1"/>
          <table:table-cell table:style-name="ce1" table:content-validation-name="val8"/>
          <table:table-cell table:style-name="ce6"/>
          <table:table-cell table:style-name="ce9"/>
          <table:table-cell table:formula="of:=Table13[[#This Row],[Weight (kg)]]*(1-Table13[[#This Row],[Bodyfat %]])" office:value-type="string" office:string-value="Err:509">
            <text:p>Err:509</text:p>
          </table:table-cell>
          <table:table-cell table:style-name="ce1" table:formula="of:=Table13[[#This Row],[LEAN MASS]]/0.45*0.4" office:value-type="string" office:string-value="Err:509">
            <text:p>Err:509</text:p>
          </table:table-cell>
          <table:table-cell table:style-name="ce1" table:formula="of:=Table13[[#This Row],[LEAN MASS]]/0.45*1.5" office:value-type="string" office:string-value="Err:509">
            <text:p>Err:509</text:p>
          </table:table-cell>
          <table:table-cell table:style-name="ce11" table:formula="of:=Table13[[#This Row],[caloric Carbs to cut]]/4" office:value-type="string" office:string-value="Err:509">
            <text:p>Err:509</text:p>
          </table:table-cell>
          <table:table-cell table:style-name="ce11" table:formula="of:=Table13[[#This Row],[Caloric Carbs to bulk]]/4" office:value-type="string" office:string-value="Err:509">
            <text:p>Err:509</text:p>
          </table:table-cell>
          <table:table-cell table:style-name="ce1" table:formula="of:=Table13[[#This Row],[To cut]]-((Table13[[#This Row],[Protein]]*4)+(Table13[[#This Row],[Fat]]*9))" office:value-type="string" office:string-value="Err:509">
            <text:p>Err:509</text:p>
          </table:table-cell>
          <table:table-cell table:style-name="ce11" table:formula="of:=Table13[[#This Row],[to bulk]]-(Table13[[#This Row],[Protein]]*4+Table13[[#This Row],[Fat]]*9)" office:value-type="string" office:string-value="Err:509">
            <text:p>Err:509</text:p>
          </table:table-cell>
          <table:table-cell table:style-name="ce1" table:formula="of:=370+(21.6*Table13[[#This Row],[LEAN MASS]]))" office:value-type="string" office:string-value="Err:508">
            <text:p>Err:508</text:p>
          </table:table-cell>
          <table:table-cell table:style-name="ce11" table:formula="of:=Table13[[#This Row],[Bmr]]*Table13[[#This Row],[Activity Rate]]" office:value-type="string" office:string-value="Err:509">
            <text:p>Err:509</text:p>
          </table:table-cell>
          <table:table-cell table:style-name="ce11" table:formula="of:=Table13[[#This Row],[TDE]]*(1-20%)" office:value-type="string" office:string-value="Err:509">
            <text:p>Err:509</text:p>
          </table:table-cell>
          <table:table-cell table:style-name="ce11" table:formula="of:=Table13[[#This Row],[TDE]]*(1+20%)" office:value-type="string" office:string-value="Err:509">
            <text:p>Err:509</text:p>
          </table:table-cell>
          <table:table-cell table:style-name="ce1" table:number-columns-repeated="3"/>
          <table:table-cell table:number-columns-repeated="999"/>
        </table:table-row>
        <table:table-row table:style-name="ro1" table:number-rows-repeated="29">
          <table:table-cell table:number-columns-repeated="3"/>
          <table:table-cell table:content-validation-name="val4"/>
          <table:table-cell table:number-columns-repeated="1020"/>
        </table:table-row>
        <table:table-row table:style-name="ro1">
          <table:table-cell table:number-columns-repeated="3"/>
          <table:table-cell table:content-validation-name="val4"/>
          <table:table-cell table:number-columns-repeated="8"/>
          <table:table-cell office:value-type="string">
            <text:p><text:s/></text:p>
          </table:table-cell>
          <table:table-cell table:number-columns-repeated="1011"/>
        </table:table-row>
        <table:table-row table:style-name="ro1" table:number-rows-repeated="1048533">
          <table:table-cell table:number-columns-repeated="3"/>
          <table:table-cell table:content-validation-name="val4"/>
          <table:table-cell table:number-columns-repeated="1020"/>
        </table:table-row>
        <table:table-row table:style-name="ro1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WorkoutSheet" table:style-name="ta4" table:print="false">
        <office:forms form:automatic-focus="false" form:apply-design-mode="false"/>
        <table:table-column table:style-name="co25" table:default-cell-style-name="Excel_20_Built-in_20_Normal"/>
        <table:table-column table:style-name="co10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8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office:value-type="string">
            <text:p>Workout Name</text:p>
          </table:table-cell>
          <table:table-cell office:value-type="string">
            <text:p>Type</text:p>
          </table:table-cell>
          <table:table-cell office:value-type="string">
            <text:p>Prim. Muscle</text:p>
          </table:table-cell>
          <table:table-cell office:value-type="string">
            <text:p>Equipment</text:p>
          </table:table-cell>
          <table:table-cell office:value-type="string">
            <text:p>Rating</text:p>
          </table:table-cell>
          <table:table-cell office:value-type="string">
            <text:p>VideoURL</text:p>
          </table:table-cell>
          <table:table-cell office:value-type="string">
            <text:p>Column1</text:p>
          </table:table-cell>
          <table:table-cell office:value-type="string">
            <text:p>Rep startegies 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Flat Bench Press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Chest</text:p>
          </table:table-cell>
          <table:table-cell table:style-name="ce18" office:value-type="string">
            <text:p>Barbell</text:p>
          </table:table-cell>
          <table:table-cell table:style-name="ce18" office:value-type="float" office:value="5">
            <text:p>5</text:p>
          </table:table-cell>
          <table:table-cell table:style-name="ce20" office:value-type="string">
            <text:p>http://www.bodybuilding.com/exercises/detail/view/name/barbell-bench-press-medium-grip</text:p>
          </table:table-cell>
          <table:table-cell table:style-name="ce16"/>
          <table:table-cell table:style-name="ce16" office:value-type="string">
            <text:p>20/20/20/20/20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Inclined bench pres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Chest</text:p>
          </table:table-cell>
          <table:table-cell table:style-name="ce19" office:value-type="string">
            <text:p>Barbell</text:p>
          </table:table-cell>
          <table:table-cell table:style-name="ce19" office:value-type="float" office:value="5">
            <text:p>5</text:p>
          </table:table-cell>
          <table:table-cell table:style-name="ce21" office:value-type="string">
            <text:p>http://www.bodybuilding.com/exercises/detail/view/name/barbell-incline-bench-press-medium-grip</text:p>
          </table:table-cell>
          <table:table-cell table:style-name="ce16"/>
          <table:table-cell table:style-name="ce16" office:value-type="string">
            <text:p>15/12/10/8/6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Flat Dumbbell press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Chest</text:p>
          </table:table-cell>
          <table:table-cell table:style-name="ce18" office:value-type="string">
            <text:p>Dumb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dumbbell-bench-press</text:p>
          </table:table-cell>
          <table:table-cell table:style-name="ce16"/>
          <table:table-cell table:style-name="ce16" office:value-type="string">
            <text:p>12./10/8/6/4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Incline Dumbbell pres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Chest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incline-dumbbell-press</text:p>
          </table:table-cell>
          <table:table-cell table:style-name="ce16"/>
          <table:table-cell table:style-name="ce16" office:value-type="string">
            <text:p>12/12/10/8/8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Butterfly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Chest</text:p>
          </table:table-cell>
          <table:table-cell table:style-name="ce18" office:value-type="string">
            <text:p>Machine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butterfly</text:p>
          </table:table-cell>
          <table:table-cell table:style-name="ce16"/>
          <table:table-cell table:style-name="ce16" office:value-type="string">
            <text:p>5/5/5/5/5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Inclined Dumbbell fly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Chest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incline-dumbbell-flye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Low Cable Crossover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Chest</text:p>
          </table:table-cell>
          <table:table-cell table:style-name="ce18" office:value-type="string">
            <text:p>Cable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low-cable-crossover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Cable Crossover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Chest</text:p>
          </table:table-cell>
          <table:table-cell table:style-name="ce19" office:value-type="string">
            <text:p>Cable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cable-crossover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Dumbbell Flyes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Chest</text:p>
          </table:table-cell>
          <table:table-cell table:style-name="ce18" office:value-type="string">
            <text:p>Dumb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dumbbell-flye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Straight-Arm Dumbbell Pullover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Chest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straight-arm-dumbbell-pullover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Bent-Knee Hip Raise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Abs</text:p>
          </table:table-cell>
          <table:table-cell table:style-name="ce18" office:value-type="string">
            <text:p>Bodyweight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bent-knee-hip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Cable Crunch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Abs</text:p>
          </table:table-cell>
          <table:table-cell table:style-name="ce19" office:value-type="string">
            <text:p>Cable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cable-crunch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Cable Reverse Crunch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Abs</text:p>
          </table:table-cell>
          <table:table-cell table:style-name="ce18" office:value-type="string">
            <text:p>Cable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finder/lookup/filter/muscle/id/1/muscle/chest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Decline Reverse Crunch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Abs</text:p>
          </table:table-cell>
          <table:table-cell table:style-name="ce19" office:value-type="string">
            <text:p>Bodyweight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decline-reverse-crunch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Decline Crunch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Abs</text:p>
          </table:table-cell>
          <table:table-cell table:style-name="ce18" office:value-type="string">
            <text:p>Bodyweight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decline-crunch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Dumbbell Side Bend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Abs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dumbbell-side-bend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Elbow to Knee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Abs</text:p>
          </table:table-cell>
          <table:table-cell table:style-name="ce18" office:value-type="string">
            <text:p>Bodyweight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elbow-to-kne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Exercise Ball Crunch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Abs</text:p>
          </table:table-cell>
          <table:table-cell table:style-name="ce19" office:value-type="string">
            <text:p>Other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exercise-ball-crunch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Jackknife Sit-Up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Abs</text:p>
          </table:table-cell>
          <table:table-cell table:style-name="ce18" office:value-type="string">
            <text:p>Bodyweight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jackknife-sit-up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Knee/Hip Raise On Parallel Bar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Abs</text:p>
          </table:table-cell>
          <table:table-cell table:style-name="ce19" office:value-type="string">
            <text:p>Bodyweight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kneehip-raise-on-parallel-bar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One-Arm High-Pulley Cable Side Bends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Abs</text:p>
          </table:table-cell>
          <table:table-cell table:style-name="ce18" office:value-type="string">
            <text:p>Cable</text:p>
          </table:table-cell>
          <table:table-cell table:style-name="ce18" office:value-type="float" office:value="5">
            <text:p>5</text:p>
          </table:table-cell>
          <table:table-cell table:style-name="ce20" office:value-type="string">
            <text:p>http://www.bodybuilding.com/exercises/detail/view/name/one-arm-high-pulley-cable-side-bends-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Alternate Hammer Curl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i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5">
            <text:p>5</text:p>
          </table:table-cell>
          <table:table-cell table:style-name="ce21" office:value-type="string">
            <text:p>http://www.bodybuilding.com/exercises/detail/view/name/alternate-hammer-curl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Alternate Incline Dumbbell Curl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Bi</text:p>
          </table:table-cell>
          <table:table-cell table:style-name="ce18" office:value-type="string">
            <text:p>Dumb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alternate-incline-dumbbell-curl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Barbell Curl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i</text:p>
          </table:table-cell>
          <table:table-cell table:style-name="ce19" office:value-type="string">
            <text:p>Barbell</text:p>
          </table:table-cell>
          <table:table-cell table:style-name="ce19" office:value-type="float" office:value="5">
            <text:p>5</text:p>
          </table:table-cell>
          <table:table-cell table:style-name="ce21" office:value-type="string">
            <text:p>http://www.bodybuilding.com/exercises/detail/view/name/barbell-curl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Close-Grip EZ Bar Curl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Bi</text:p>
          </table:table-cell>
          <table:table-cell table:style-name="ce18" office:value-type="string">
            <text:p>Barbell</text:p>
          </table:table-cell>
          <table:table-cell table:style-name="ce18" office:value-type="float" office:value="5">
            <text:p>5</text:p>
          </table:table-cell>
          <table:table-cell table:style-name="ce20" office:value-type="string">
            <text:p>http://www.bodybuilding.com/exercises/detail/view/name/close-grip-ez-bar-curl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Concentration Curl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i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concentration-curl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Dumbbell Alternate Bicep Curl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Bi</text:p>
          </table:table-cell>
          <table:table-cell table:style-name="ce18" office:value-type="string">
            <text:p>Dumb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dumbbell-alternate-bicep-curl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Machine Preacher Curl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i</text:p>
          </table:table-cell>
          <table:table-cell table:style-name="ce19" office:value-type="string">
            <text:p>Machine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machine-preacher-curl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Overhead Cable Curl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Bi</text:p>
          </table:table-cell>
          <table:table-cell table:style-name="ce18" office:value-type="string">
            <text:p>Cable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overhead-cable-curl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Standing One-Arm Dumbbell Curl Over Incline Bench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i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standing-one-arm-dumbbell-curl-over-incline-bench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Wide-Grip Standing Barbell Curl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Bi</text:p>
          </table:table-cell>
          <table:table-cell table:style-name="ce18" office:value-type="string">
            <text:p>Bar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wide-grip-standing-barbell-curl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Cable One Arm Tricep Extension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Tri</text:p>
          </table:table-cell>
          <table:table-cell table:style-name="ce19" office:value-type="string">
            <text:p>Cable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cable-one-arm-tricep-extensio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Cable Rope Overhead Triceps Extension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Tri</text:p>
          </table:table-cell>
          <table:table-cell table:style-name="ce18" office:value-type="string">
            <text:p>Cable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cable-rope-overhead-triceps-extensio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Close-Grip Barbell Bench Pres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Tri</text:p>
          </table:table-cell>
          <table:table-cell table:style-name="ce19" office:value-type="string">
            <text:p>Bar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close-grip-barbell-bench-pres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EZ-Bar Skullcrusher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Tri</text:p>
          </table:table-cell>
          <table:table-cell table:style-name="ce18" office:value-type="string">
            <text:p>Barbell</text:p>
          </table:table-cell>
          <table:table-cell table:style-name="ce18" office:value-type="float" office:value="5">
            <text:p>5</text:p>
          </table:table-cell>
          <table:table-cell table:style-name="ce20" office:value-type="string">
            <text:p>http://www.bodybuilding.com/exercises/detail/view/name/ez-bar-skullcrusher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Incline Barbell Triceps Extension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Tri</text:p>
          </table:table-cell>
          <table:table-cell table:style-name="ce19" office:value-type="string">
            <text:p>Bar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incline-barbell-triceps-extensio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Reverse Grip Triceps Pushdown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Tri</text:p>
          </table:table-cell>
          <table:table-cell table:style-name="ce18" office:value-type="string">
            <text:p>Cable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reverse-grip-triceps-pushdow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Seated Triceps Pres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Tri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seated-triceps-pres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Standing Low-Pulley One-Arm Triceps Extension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Tri</text:p>
          </table:table-cell>
          <table:table-cell table:style-name="ce18" office:value-type="string">
            <text:p>Dumb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standing-low-pulley-one-arm-triceps-extensio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Triceps Pushdown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Tri</text:p>
          </table:table-cell>
          <table:table-cell table:style-name="ce19" office:value-type="string">
            <text:p>Cable</text:p>
          </table:table-cell>
          <table:table-cell table:style-name="ce19" office:value-type="float" office:value="5">
            <text:p>5</text:p>
          </table:table-cell>
          <table:table-cell table:style-name="ce21" office:value-type="string">
            <text:p>http://www.bodybuilding.com/exercises/detail/view/name/triceps-pushdow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Weighted Bench Dip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Tri</text:p>
          </table:table-cell>
          <table:table-cell table:style-name="ce18" office:value-type="string">
            <text:p>Bodyweight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weighted-bench-dip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Alternating Deltoid Raise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Shoulder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alternating-deltoid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Barbell Shoulder Press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Shoulder</text:p>
          </table:table-cell>
          <table:table-cell table:style-name="ce18" office:value-type="string">
            <text:p>Bar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barbell-shoulder-pres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Bent Over Dumbbell Rear Delt Raise With Head On Bench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Shoulder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bent-over-dumbbell-rear-delt-raise-with-head-on-bench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Dumbbell Lying One-Arm Rear Lateral Raise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Shoulder</text:p>
          </table:table-cell>
          <table:table-cell table:style-name="ce18" office:value-type="string">
            <text:p>Dumbbell</text:p>
          </table:table-cell>
          <table:table-cell table:style-name="ce18" office:value-type="float" office:value="5">
            <text:p>5</text:p>
          </table:table-cell>
          <table:table-cell table:style-name="ce20" office:value-type="string">
            <text:p>http://www.bodybuilding.com/exercises/detail/view/name/dumbbell-lying-one-arm-rear-lateral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Dumbbell Shoulder Pres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Shoulder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5">
            <text:p>5</text:p>
          </table:table-cell>
          <table:table-cell table:style-name="ce21" office:value-type="string">
            <text:p>http://www.bodybuilding.com/exercises/detail/view/name/dumbbell-shoulder-pres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Front Dumbbell Raise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Shoulder</text:p>
          </table:table-cell>
          <table:table-cell table:style-name="ce18" office:value-type="string">
            <text:p>Dumb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front-dumbbell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Machine Shoulder (Military) Pres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Shoulder</text:p>
          </table:table-cell>
          <table:table-cell table:style-name="ce19" office:value-type="string">
            <text:p>Machine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machine-shoulder-military-pres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Seated Barbell Military Press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Shoulder</text:p>
          </table:table-cell>
          <table:table-cell table:style-name="ce18" office:value-type="string">
            <text:p>Bar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seated-barbell-military-pres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Seated Side Lateral Raise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Shoulder</text:p>
          </table:table-cell>
          <table:table-cell table:style-name="ce19" office:value-type="string">
            <text:p>Dumbbell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seated-side-lateral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Smith Machine Overhead Shoulder Press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Shoulder</text:p>
          </table:table-cell>
          <table:table-cell table:style-name="ce18" office:value-type="string">
            <text:p>Machine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smith-machine-overhead-shoulder-pres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Barbell Deadlift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ack</text:p>
          </table:table-cell>
          <table:table-cell table:style-name="ce19" office:value-type="string">
            <text:p>Barbell</text:p>
          </table:table-cell>
          <table:table-cell table:style-name="ce19" office:value-type="float" office:value="5">
            <text:p>5</text:p>
          </table:table-cell>
          <table:table-cell table:style-name="ce21" office:value-type="string">
            <text:p>http://www.bodybuilding.com/exercises/detail/view/name/barbell-deadlift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Bent Over Barbell Row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Back</text:p>
          </table:table-cell>
          <table:table-cell table:style-name="ce18" office:value-type="string">
            <text:p>Barbell</text:p>
          </table:table-cell>
          <table:table-cell table:style-name="ce18" office:value-type="float" office:value="5">
            <text:p>5</text:p>
          </table:table-cell>
          <table:table-cell table:style-name="ce20" office:value-type="string">
            <text:p>http://www.bodybuilding.com/exercises/detail/view/name/bent-over-barbell-row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Close-Grip Front Lat Pulldown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ack</text:p>
          </table:table-cell>
          <table:table-cell table:style-name="ce19" office:value-type="string">
            <text:p>Machine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close-grip-front-lat-pulldow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Elevated Cable Rows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Back</text:p>
          </table:table-cell>
          <table:table-cell table:style-name="ce18" office:value-type="string">
            <text:p>Machine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elevated-cable-row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Hyperextension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ack</text:p>
          </table:table-cell>
          <table:table-cell table:style-name="ce19" office:value-type="string">
            <text:p>Machine</text:p>
          </table:table-cell>
          <table:table-cell table:style-name="ce19" office:value-type="float" office:value="4">
            <text:p>4</text:p>
          </table:table-cell>
          <table:table-cell table:style-name="ce21" office:value-type="string">
            <text:p>http://www.bodybuilding.com/exercises/detail/view/name/hyperextensions-back-extension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One-Arm Dumbbell Row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Back</text:p>
          </table:table-cell>
          <table:table-cell table:style-name="ce18" office:value-type="string">
            <text:p>Dumbbell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one-arm-dumbbell-row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Reverse Grip Bent-Over Rows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ack</text:p>
          </table:table-cell>
          <table:table-cell table:style-name="ce19" office:value-type="string">
            <text:p>Barbell</text:p>
          </table:table-cell>
          <table:table-cell table:style-name="ce19" office:value-type="float" office:value="5">
            <text:p>5</text:p>
          </table:table-cell>
          <table:table-cell table:style-name="ce21" office:value-type="string">
            <text:p>http://www.bodybuilding.com/exercises/detail/view/name/reverse-grip-bent-over-row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>
            <text:p>V-Bar Pulldown</text:p>
          </table:table-cell>
          <table:table-cell table:style-name="ce18" office:value-type="string">
            <text:p>Strength</text:p>
          </table:table-cell>
          <table:table-cell table:style-name="ce18" office:value-type="string">
            <text:p>Back</text:p>
          </table:table-cell>
          <table:table-cell table:style-name="ce18" office:value-type="string">
            <text:p>Machine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http://www.bodybuilding.com/exercises/detail/view/name/v-bar-pulldow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5" office:value-type="string">
            <text:p>Wide-Grip Lat Pulldown</text:p>
          </table:table-cell>
          <table:table-cell table:style-name="ce19" office:value-type="string">
            <text:p>Strength</text:p>
          </table:table-cell>
          <table:table-cell table:style-name="ce19" office:value-type="string">
            <text:p>Back</text:p>
          </table:table-cell>
          <table:table-cell table:style-name="ce19" office:value-type="string">
            <text:p>Machine</text:p>
          </table:table-cell>
          <table:table-cell table:style-name="ce19" office:value-type="float" office:value="5">
            <text:p>5</text:p>
          </table:table-cell>
          <table:table-cell table:style-name="ce21" office:value-type="string">
            <text:p>http://www.bodybuilding.com/exercises/detail/view/name/wide-grip-lat-pulldow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table:content-validation-name="val9" office:value-type="string">
            <text:p>Barbell Full Squat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Quads</text:p>
          </table:table-cell>
          <table:table-cell table:style-name="ce16" office:value-type="string">
            <text:p>Barbell</text:p>
          </table:table-cell>
          <table:table-cell table:style-name="ce16" table:content-validation-name="val10" office:value-type="float" office:value="5">
            <text:p>5</text:p>
          </table:table-cell>
          <table:table-cell table:style-name="ce16" office:value-type="string">
            <text:p>http://www.bodybuilding.com/exercises/detail/view/name/barbell-full-squat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table:content-validation-name="val9" office:value-type="string">
            <text:p>Front Barbell Squat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Quads</text:p>
          </table:table-cell>
          <table:table-cell table:style-name="ce16" office:value-type="string">
            <text:p>Barbell</text:p>
          </table:table-cell>
          <table:table-cell table:style-name="ce16" table:content-validation-name="val10" office:value-type="float" office:value="5">
            <text:p>5</text:p>
          </table:table-cell>
          <table:table-cell table:style-name="ce16" office:value-type="string">
            <text:p>http://www.bodybuilding.com/exercises/detail/view/name/front-barbell-squat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table:content-validation-name="val9" office:value-type="string">
            <text:p>Hack Squat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Quads</text:p>
          </table:table-cell>
          <table:table-cell table:style-name="ce16" office:value-type="string">
            <text:p>Machine</text:p>
          </table:table-cell>
          <table:table-cell table:style-name="ce16" table:content-validation-name="val10" office:value-type="float" office:value="3">
            <text:p>3</text:p>
          </table:table-cell>
          <table:table-cell table:style-name="ce16" office:value-type="string">
            <text:p>http://www.bodybuilding.com/exercises/detail/view/name/hack-squat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table:content-validation-name="val9" office:value-type="string">
            <text:p>Leg Press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Quads</text:p>
          </table:table-cell>
          <table:table-cell table:style-name="ce16" office:value-type="string">
            <text:p>Machine</text:p>
          </table:table-cell>
          <table:table-cell table:style-name="ce16" table:content-validation-name="val10" office:value-type="float" office:value="5">
            <text:p>5</text:p>
          </table:table-cell>
          <table:table-cell table:style-name="ce16" office:value-type="string">
            <text:p>http://www.bodybuilding.com/exercises/detail/view/name/leg-pres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table:content-validation-name="val9" office:value-type="string">
            <text:p>Leg Extensions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Quads</text:p>
          </table:table-cell>
          <table:table-cell table:style-name="ce16" office:value-type="string">
            <text:p>Machine</text:p>
          </table:table-cell>
          <table:table-cell table:style-name="ce16" table:content-validation-name="val10" office:value-type="float" office:value="4">
            <text:p>4</text:p>
          </table:table-cell>
          <table:table-cell table:style-name="ce16" office:value-type="string">
            <text:p>http://www.bodybuilding.com/exercises/detail/view/name/leg-extension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table:content-validation-name="val9" office:value-type="string">
            <text:p>Narrow Stance Leg Press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Quads</text:p>
          </table:table-cell>
          <table:table-cell table:style-name="ce16" office:value-type="string">
            <text:p>Machine</text:p>
          </table:table-cell>
          <table:table-cell table:style-name="ce16" table:content-validation-name="val10" office:value-type="float" office:value="4">
            <text:p>4</text:p>
          </table:table-cell>
          <table:table-cell table:style-name="ce16" office:value-type="string">
            <text:p>http://www.bodybuilding.com/exercises/detail/view/name/narrow-stance-leg-pres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table:content-validation-name="val9" office:value-type="string">
            <text:p>Smith Machine Squat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Quads</text:p>
          </table:table-cell>
          <table:table-cell table:style-name="ce16" office:value-type="string">
            <text:p>Machine</text:p>
          </table:table-cell>
          <table:table-cell table:style-name="ce16" table:content-validation-name="val10" office:value-type="float" office:value="4">
            <text:p>4</text:p>
          </table:table-cell>
          <table:table-cell table:style-name="ce16" office:value-type="string">
            <text:p>http://www.bodybuilding.com/exercises/detail/view/name/smith-machine-squat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 table:content-validation-name="val9" office:value-type="string">
            <text:p>Split Squat with Dumbbells</text:p>
          </table:table-cell>
          <table:table-cell table:style-name="ce17" office:value-type="string">
            <text:p>Strength</text:p>
          </table:table-cell>
          <table:table-cell table:style-name="ce17" office:value-type="string">
            <text:p>Quads</text:p>
          </table:table-cell>
          <table:table-cell table:style-name="ce17" office:value-type="string">
            <text:p>Dumbbell</text:p>
          </table:table-cell>
          <table:table-cell table:style-name="ce17" table:content-validation-name="val10" office:value-type="float" office:value="4">
            <text:p>4</text:p>
          </table:table-cell>
          <table:table-cell table:style-name="ce17" office:value-type="string">
            <text:p>http://www.bodybuilding.com/exercises/detail/view/name/split-squat-with-dumbbell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Floor Glute-Ham Raise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Hams</text:p>
          </table:table-cell>
          <table:table-cell table:style-name="ce16" office:value-type="string">
            <text:p>Bodyweight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http://www.bodybuilding.com/exercises/detail/view/name/floor-glute-ham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Good Morning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Hams</text:p>
          </table:table-cell>
          <table:table-cell table:style-name="ce16" office:value-type="string">
            <text:p>Barbell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http://www.bodybuilding.com/exercises/detail/view/name/good-morning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Lying Leg Curls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Hams</text:p>
          </table:table-cell>
          <table:table-cell table:style-name="ce16" office:value-type="string">
            <text:p>Machin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lying-leg-curl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Romanian Deadlift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Hams</text:p>
          </table:table-cell>
          <table:table-cell table:style-name="ce16" office:value-type="string">
            <text:p>Barbel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romanian-deadlift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Seated Leg Curl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Hams</text:p>
          </table:table-cell>
          <table:table-cell table:style-name="ce16" office:value-type="string">
            <text:p>Machin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seated-leg-curl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Stiff-Legged Dumbbell Deadlift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Hams</text:p>
          </table:table-cell>
          <table:table-cell table:style-name="ce16" office:value-type="string">
            <text:p>Dumbbell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http://www.bodybuilding.com/exercises/detail/view/name/stiff-legged-dumbbell-deadlift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Barbell Shrug Behind The Back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Traps</text:p>
          </table:table-cell>
          <table:table-cell table:style-name="ce16" office:value-type="string">
            <text:p>Barbel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barbell-shrug-behind-the-back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Barbell Shrug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Traps</text:p>
          </table:table-cell>
          <table:table-cell table:style-name="ce16" office:value-type="string">
            <text:p>Barbel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barbell-shrug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Dumbbell Shrug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Traps</text:p>
          </table:table-cell>
          <table:table-cell table:style-name="ce16" office:value-type="string">
            <text:p>Dumbbel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dumbbell-shrug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Smith Machine Shrug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Traps</text:p>
          </table:table-cell>
          <table:table-cell table:style-name="ce16" office:value-type="string">
            <text:p>Machin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smith-machine-shrug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Cable Shrugs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Traps</text:p>
          </table:table-cell>
          <table:table-cell table:style-name="ce16" office:value-type="string">
            <text:p>Machin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cable-shrugs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Barbell Seated Calf Raise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Calves</text:p>
          </table:table-cell>
          <table:table-cell table:style-name="ce16" office:value-type="string">
            <text:p>Barbel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barbell-seated-calf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Calf Press On The Leg Press Machine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Calves</text:p>
          </table:table-cell>
          <table:table-cell table:style-name="ce16" office:value-type="string">
            <text:p>Machin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calf-press-on-the-leg-press-machin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Seated Calf Raise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Calves</text:p>
          </table:table-cell>
          <table:table-cell table:style-name="ce16" office:value-type="string">
            <text:p>Machin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seated-calf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Smith Machine Calf Raise</text:p>
          </table:table-cell>
          <table:table-cell table:style-name="ce17" office:value-type="string">
            <text:p>Strength</text:p>
          </table:table-cell>
          <table:table-cell table:style-name="ce17" office:value-type="string">
            <text:p>Calves</text:p>
          </table:table-cell>
          <table:table-cell table:style-name="ce17" office:value-type="string">
            <text:p>Machi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http://www.bodybuilding.com/exercises/detail/view/name/smith-machine-calf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>
            <text:p>Standing Dumbbell Calf Raise</text:p>
          </table:table-cell>
          <table:table-cell table:style-name="ce16" office:value-type="string">
            <text:p>Strength</text:p>
          </table:table-cell>
          <table:table-cell table:style-name="ce16" office:value-type="string">
            <text:p>Calves</text:p>
          </table:table-cell>
          <table:table-cell table:style-name="ce16" office:value-type="string">
            <text:p>Dumbbel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http://www.bodybuilding.com/exercises/detail/view/name/standing-dumbbell-calf-raise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Cardio on treadmill (Minimum of 3 times a week)- 1 minute inclined walk, 30 seconds inclined sprints (10 sets) a total of 15 Minutes</text:p>
          </table:table-cell>
          <table:table-cell table:style-name="ce17" office:value-type="string">
            <text:p>Cardio</text:p>
          </table:table-cell>
          <table:table-cell table:style-name="ce17" office:value-type="string">
            <text:p>FullBody</text:p>
          </table:table-cell>
          <table:table-cell table:style-name="ce17" office:value-type="string">
            <text:p>Machi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IF client is cutting cardio should be done 3 times per week (3days) </text:p>
          </table:table-cell>
          <table:table-cell table:style-name="ce16" office:value-type="string">
            <text:p>IF client is cutting cardio should be done 3 times per week (3days) 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 table:number-columns-repeated="6"/>
          <table:table-cell table:number-columns-repeated="1018"/>
        </table:table-row>
        <table:table-row table:style-name="ro1">
          <table:table-cell table:style-name="ce17" table:number-columns-repeated="6"/>
          <table:table-cell table:number-columns-repeated="101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heet" table:style-name="ta5" table:print="false">
        <office:forms form:automatic-focus="false" form:apply-design-mode="false"/>
        <table:table-column table:style-name="co31" table:default-cell-style-name="Excel_20_Built-in_20_Normal"/>
        <table:table-column table:style-name="co16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6" table:default-cell-style-name="Excel_20_Built-in_20_Normal"/>
        <table:table-column table:style-name="co8" table:number-columns-repeated="1015" table:default-cell-style-name="Excel_20_Built-in_20_Normal"/>
        <table:table-row table:style-name="ro1">
          <table:table-cell table:style-name="ce22" office:value-type="string">
            <text:p>FoodGroups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Goals</text:p>
          </table:table-cell>
          <table:table-cell table:style-name="ce22" office:value-type="string">
            <text:p>Muscles</text:p>
          </table:table-cell>
          <table:table-cell table:style-name="ce22" office:value-type="string">
            <text:p>Equipments</text:p>
          </table:table-cell>
          <table:table-cell table:style-name="ce22" office:value-type="string">
            <text:p>ExType</text:p>
          </table:table-cell>
          <table:table-cell table:style-name="ce22" office:value-type="string">
            <text:p>FoodGroup</text:p>
          </table:table-cell>
          <table:table-cell table:style-name="ce22" office:value-type="string">
            <text:p>Explanation</text:p>
          </table:table-cell>
          <table:table-cell table:style-name="ce22" office:value-type="string">
            <text:p>Meal Time</text:p>
          </table:table-cell>
          <table:table-cell table:number-columns-repeated="1015"/>
        </table:table-row>
        <table:table-row table:style-name="ro1">
          <table:table-cell office:value-type="string">
            <text:p>Meats</text:p>
          </table:table-cell>
          <table:table-cell office:value-type="string">
            <text:p>Male</text:p>
          </table:table-cell>
          <table:table-cell office:value-type="string">
            <text:p>Bulk</text:p>
          </table:table-cell>
          <table:table-cell table:style-name="ce16" office:value-type="string">
            <text:p>Abs</text:p>
          </table:table-cell>
          <table:table-cell table:style-name="ce23" office:value-type="string">
            <text:p>Barbell</text:p>
          </table:table-cell>
          <table:table-cell table:style-name="ce23" office:value-type="string">
            <text:p>Cardio</text:p>
          </table:table-cell>
          <table:table-cell table:style-name="ce23" office:value-type="string">
            <text:p>Meats</text:p>
          </table:table-cell>
          <table:table-cell table:style-name="ce16" office:value-type="string">
            <text:p>Eggs, chicken, beefsteak, …</text:p>
          </table:table-cell>
          <table:table-cell office:value-type="string">
            <text:p>Breakfast Item</text:p>
          </table:table-cell>
          <table:table-cell table:number-columns-repeated="1015"/>
        </table:table-row>
        <table:table-row table:style-name="ro1">
          <table:table-cell office:value-type="string">
            <text:p>Fruits</text:p>
          </table:table-cell>
          <table:table-cell office:value-type="string">
            <text:p>Female</text:p>
          </table:table-cell>
          <table:table-cell office:value-type="string">
            <text:p>Cut</text:p>
          </table:table-cell>
          <table:table-cell table:style-name="ce16" office:value-type="string">
            <text:p>Lats</text:p>
          </table:table-cell>
          <table:table-cell table:style-name="ce23" office:value-type="string">
            <text:p>Dumbbell</text:p>
          </table:table-cell>
          <table:table-cell table:style-name="ce23" office:value-type="string">
            <text:p>Strength</text:p>
          </table:table-cell>
          <table:table-cell table:style-name="ce23" office:value-type="string">
            <text:p>Seafood</text:p>
          </table:table-cell>
          <table:table-cell table:style-name="ce16" office:value-type="string">
            <text:p>Fish, shrimps, shellfish… </text:p>
          </table:table-cell>
          <table:table-cell office:value-type="string">
            <text:p>Implement me later</text:p>
          </table:table-cell>
          <table:table-cell table:number-columns-repeated="1015"/>
        </table:table-row>
        <table:table-row table:style-name="ro1">
          <table:table-cell office:value-type="string">
            <text:p>Veggies</text:p>
          </table:table-cell>
          <table:table-cell table:number-columns-repeated="2"/>
          <table:table-cell table:style-name="ce16" office:value-type="string">
            <text:p>Bi</text:p>
          </table:table-cell>
          <table:table-cell table:style-name="ce23" office:value-type="string">
            <text:p>Machine</text:p>
          </table:table-cell>
          <table:table-cell table:style-name="ce23"/>
          <table:table-cell table:style-name="ce23" office:value-type="string">
            <text:p>Beans</text:p>
          </table:table-cell>
          <table:table-cell table:style-name="ce16" office:value-type="string">
            <text:p>Beans and legumes</text:p>
          </table:table-cell>
          <table:table-cell table:number-columns-repeated="1016"/>
        </table:table-row>
        <table:table-row table:style-name="ro1">
          <table:table-cell office:value-type="string">
            <text:p>Dairy</text:p>
          </table:table-cell>
          <table:table-cell table:number-columns-repeated="2"/>
          <table:table-cell table:style-name="ce16" office:value-type="string">
            <text:p>Tri</text:p>
          </table:table-cell>
          <table:table-cell table:style-name="ce23" office:value-type="string">
            <text:p>Bodyweight</text:p>
          </table:table-cell>
          <table:table-cell table:style-name="ce23"/>
          <table:table-cell table:style-name="ce23" office:value-type="string">
            <text:p>Dairy</text:p>
          </table:table-cell>
          <table:table-cell table:style-name="ce16" office:value-type="string">
            <text:p>Milk, yoghurt, cheese bread</text:p>
          </table:table-cell>
          <table:table-cell table:number-columns-repeated="1016"/>
        </table:table-row>
        <table:table-row table:style-name="ro1">
          <table:table-cell office:value-type="string">
            <text:p>Nuts</text:p>
          </table:table-cell>
          <table:table-cell table:number-columns-repeated="2"/>
          <table:table-cell table:style-name="ce16" office:value-type="string">
            <text:p>Traps</text:p>
          </table:table-cell>
          <table:table-cell table:style-name="ce23" office:value-type="string">
            <text:p>Cable</text:p>
          </table:table-cell>
          <table:table-cell table:style-name="ce23"/>
          <table:table-cell table:style-name="ce23" office:value-type="string">
            <text:p>Nuts</text:p>
          </table:table-cell>
          <table:table-cell table:style-name="ce16" office:value-type="string">
            <text:p>Nuts and seeds</text:p>
          </table:table-cell>
          <table:table-cell table:number-columns-repeated="1016"/>
        </table:table-row>
        <table:table-row table:style-name="ro1">
          <table:table-cell office:value-type="string">
            <text:p>Desserts</text:p>
          </table:table-cell>
          <table:table-cell table:number-columns-repeated="2"/>
          <table:table-cell table:style-name="ce16" office:value-type="string">
            <text:p>Back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Fruits</text:p>
          </table:table-cell>
          <table:table-cell table:style-name="ce16" office:value-type="string">
            <text:p>Fruits</text:p>
          </table:table-cell>
          <table:table-cell table:number-columns-repeated="1016"/>
        </table:table-row>
        <table:table-row table:style-name="ro1">
          <table:table-cell office:value-type="string">
            <text:p>Other</text:p>
          </table:table-cell>
          <table:table-cell table:number-columns-repeated="2"/>
          <table:table-cell table:style-name="ce16" office:value-type="string">
            <text:p>Calves</text:p>
          </table:table-cell>
          <table:table-cell table:style-name="ce23" table:number-columns-repeated="2"/>
          <table:table-cell table:style-name="ce23" office:value-type="string">
            <text:p>Veggies</text:p>
          </table:table-cell>
          <table:table-cell table:style-name="ce16" office:value-type="string">
            <text:p>Veggi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" office:value-type="string">
            <text:p>Quads</text:p>
          </table:table-cell>
          <table:table-cell table:style-name="ce23" table:number-columns-repeated="2"/>
          <table:table-cell table:style-name="ce23" office:value-type="string">
            <text:p>Grains</text:p>
          </table:table-cell>
          <table:table-cell table:style-name="ce16" office:value-type="string">
            <text:p>Cereals, pasta, rice and brea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" office:value-type="string">
            <text:p>Glutes</text:p>
          </table:table-cell>
          <table:table-cell table:style-name="ce23" table:number-columns-repeated="2"/>
          <table:table-cell table:style-name="ce23" office:value-type="string">
            <text:p>Oils</text:p>
          </table:table-cell>
          <table:table-cell table:style-name="ce16" office:value-type="string">
            <text:p>Oils and fats, like butt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" office:value-type="string">
            <text:p>Hams</text:p>
          </table:table-cell>
          <table:table-cell table:style-name="ce23" table:number-columns-repeated="2"/>
          <table:table-cell table:style-name="ce23" office:value-type="string">
            <text:p>Other</text:p>
          </table:table-cell>
          <table:table-cell table:style-name="ce16" office:value-type="string">
            <text:p>If you can't fit it anywhere else.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" office:value-type="string">
            <text:p>Chest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16" office:value-type="string">
            <text:p>Shoulder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16" office:value-type="string">
            <text:p>FullBody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IngredientsSheet.A1:IngredientsSheet.G30" table:display-filter-buttons="true"/>
        <table:database-range table:name="Table13" table:target-range-address="ClientSheet.A1:ClientSheet.Y12" table:display-filter-buttons="true"/>
        <table:database-range table:name="Table14" table:target-range-address="WorkoutSheet.A1:WorkoutSheet.H86" table:display-filter-buttons="true"/>
        <table:database-range table:name="Table4" table:target-range-address="DataSheet.A1:DataSheet.I14" table:display-filter-buttons="true"/>
        <table:database-range table:target-range-address="IngredientsSheet.A1:IngredientsSheet.G29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integer-digits="1"/>
    </number:number-style>
    <number:number-style style:name="N116">
      <style:text-properties fo:color="#ff0000"/>
      <number:number number:decimal-places="0" number:min-integer-digits="1"/>
      <style:map style:condition="value()&gt;=0" style:apply-style-name="N116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12/01/2015</text:date>, <text:time>13:2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gredientsSheet" style:display-name="PageStyle_Ingredients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erences" style:display-name="PageStyle_Prefer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ientSheet" style:display-name="PageStyle_Client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outSheet" style:display-name="PageStyle_Workout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heet" style:display-name="PageStyle_Data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13:26:42.76</dc:date>
    <dc:creator>Rami Khalil</dc:creator>
    <meta:document-statistic meta:table-count="5" meta:cell-count="909" meta:object-count="0"/>
    <meta:generator>OpenOffice/4.1.2$Win32 OpenOffice.org_project/412m3$Build-9782</meta:generator>
  </office:meta>
</office:document-meta>
</file>